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0000000E40000005F185225C4D7EDACE2.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6"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9"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0"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1"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2"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3" style:family="paragraph" style:parent-style-name="Standard">
      <style:paragraph-properties fo:text-align="justify" style:justify-single-word="false"/>
      <style:text-properties style:font-name="Times New Roman" officeooo:rsid="01e8e2a6" officeooo:paragraph-rsid="01e8e2a6"/>
    </style:style>
    <style:style style:name="P24" style:family="paragraph" style:parent-style-name="Standard">
      <style:paragraph-properties fo:text-align="justify" style:justify-single-word="false"/>
      <style:text-properties style:font-name="Times New Roman" officeooo:rsid="0226d724" officeooo:paragraph-rsid="0226d724"/>
    </style:style>
    <style:style style:name="P25" style:family="paragraph" style:parent-style-name="Standard">
      <style:paragraph-properties fo:margin-left="0.8752in" fo:margin-right="0in" fo:text-align="justify" style:justify-single-word="false" fo:text-indent="-0.8752in" style:auto-text-indent="false"/>
    </style:style>
    <style:style style:name="P26" style:family="paragraph" style:parent-style-name="Standard">
      <style:paragraph-properties fo:margin-left="0in" fo:margin-right="0in" fo:text-align="justify" style:justify-single-word="false" fo:text-indent="0in" style:auto-text-indent="false"/>
    </style:style>
    <style:style style:name="P27"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28" style:family="paragraph" style:parent-style-name="Standard">
      <style:paragraph-properties fo:text-align="justify" style:justify-single-word="false"/>
    </style:style>
    <style:style style:name="P29"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30" style:family="paragraph" style:parent-style-name="Standard">
      <style:paragraph-properties fo:text-align="justify" style:justify-single-word="false"/>
      <style:text-properties officeooo:paragraph-rsid="00162eee"/>
    </style:style>
    <style:style style:name="P31" style:family="paragraph" style:parent-style-name="Standard">
      <style:paragraph-properties fo:text-align="justify" style:justify-single-word="false"/>
      <style:text-properties officeooo:paragraph-rsid="001833b3"/>
    </style:style>
    <style:style style:name="P32" style:family="paragraph" style:parent-style-name="Standard">
      <style:paragraph-properties fo:text-align="justify" style:justify-single-word="false"/>
      <style:text-properties officeooo:paragraph-rsid="00141c20"/>
    </style:style>
    <style:style style:name="P33"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34"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35"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36" style:family="paragraph" style:parent-style-name="Standard">
      <style:paragraph-properties fo:text-align="justify" style:justify-single-word="false"/>
      <style:text-properties officeooo:paragraph-rsid="00a2870f"/>
    </style:style>
    <style:style style:name="P37" style:family="paragraph" style:parent-style-name="Preformatted_20_Text">
      <style:paragraph-properties fo:text-align="justify" style:justify-single-word="false"/>
      <style:text-properties officeooo:paragraph-rsid="00cd934b"/>
    </style:style>
    <style:style style:name="P38" style:family="paragraph" style:parent-style-name="Standard">
      <style:paragraph-properties fo:text-align="justify" style:justify-single-word="false"/>
      <style:text-properties officeooo:paragraph-rsid="00cd934b"/>
    </style:style>
    <style:style style:name="P39" style:family="paragraph" style:parent-style-name="Preformatted_20_Text">
      <style:paragraph-properties fo:text-align="justify" style:justify-single-word="false"/>
      <style:text-properties officeooo:paragraph-rsid="00d63138"/>
    </style:style>
    <style:style style:name="P40" style:family="paragraph" style:parent-style-name="Standard">
      <style:paragraph-properties fo:text-align="justify" style:justify-single-word="false"/>
      <style:text-properties officeooo:paragraph-rsid="01052669"/>
    </style:style>
    <style:style style:name="P41"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42" style:family="paragraph" style:parent-style-name="Standard">
      <style:paragraph-properties fo:margin-left="0.5in" fo:margin-right="0in" fo:text-align="justify" style:justify-single-word="false" fo:text-indent="0in" style:auto-text-indent="false"/>
    </style:style>
    <style:style style:name="P43"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44" style:family="paragraph" style:parent-style-name="Footnote">
      <style:text-properties style:font-name="Courier New1"/>
    </style:style>
    <style:style style:name="P45" style:family="paragraph" style:parent-style-name="Footnote">
      <style:text-properties style:font-name="Courier New"/>
    </style:style>
    <style:style style:name="P46" style:family="paragraph" style:parent-style-name="Footnote">
      <style:text-properties style:font-name="Courier New" fo:language="hr" fo:country="HR" officeooo:rsid="0013748f" officeooo:paragraph-rsid="0013748f"/>
    </style:style>
    <style:style style:name="P47" style:family="paragraph" style:parent-style-name="Footnote">
      <style:text-properties style:font-name="Courier New" fo:language="hr" fo:country="HR" officeooo:rsid="00f90194" officeooo:paragraph-rsid="00f90194"/>
    </style:style>
    <style:style style:name="P48" style:family="paragraph" style:parent-style-name="Footnote">
      <style:text-properties style:font-name="Courier New" fo:language="hr" fo:country="HR" officeooo:rsid="01c6e8b4" officeooo:paragraph-rsid="01c6e8b4"/>
    </style:style>
    <style:style style:name="P49" style:family="paragraph" style:parent-style-name="Table_20_Contents">
      <style:text-properties fo:language="hr" fo:country="HR" fo:font-weight="bold" officeooo:rsid="000d3e88" officeooo:paragraph-rsid="000d3e88" style:font-weight-asian="bold" style:font-weight-complex="bold"/>
    </style:style>
    <style:style style:name="P50" style:family="paragraph" style:parent-style-name="Table_20_Contents">
      <style:text-properties fo:language="hr" fo:country="HR" fo:font-weight="bold" officeooo:rsid="000e60ac" officeooo:paragraph-rsid="000e60ac" style:font-weight-asian="bold" style:font-weight-complex="bold"/>
    </style:style>
    <style:style style:name="P51"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52"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text-properties fo:language="hr" fo:country="HR" fo:font-weight="normal" officeooo:rsid="000e60ac" officeooo:paragraph-rsid="000e60ac" style:font-weight-asian="normal" style:font-weight-complex="normal"/>
    </style:style>
    <style:style style:name="P59"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text-properties fo:language="hr" fo:country="HR" officeooo:rsid="000d3e88" officeooo:paragraph-rsid="000d3e88"/>
    </style:style>
    <style:style style:name="P64" style:family="paragraph" style:parent-style-name="Table_20_Contents">
      <style:text-properties fo:language="hr" fo:country="HR" officeooo:rsid="000e60ac" officeooo:paragraph-rsid="000e60ac"/>
    </style:style>
    <style:style style:name="P65" style:family="paragraph" style:parent-style-name="Table_20_Contents">
      <style:paragraph-properties fo:text-align="end" style:justify-single-word="false"/>
      <style:text-properties fo:language="hr" fo:country="HR" officeooo:rsid="000e60ac" officeooo:paragraph-rsid="000e60ac"/>
    </style:style>
    <style:style style:name="P66" style:family="paragraph" style:parent-style-name="Title">
      <style:paragraph-properties fo:margin-top="0.1665in" fo:margin-bottom="0.0835in" style:contextual-spacing="false" fo:break-before="page"/>
      <style:text-properties fo:language="hr" fo:country="HR" officeooo:paragraph-rsid="0013748f"/>
    </style:style>
    <style:style style:name="P67"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68" style:family="paragraph" style:parent-style-name="Footnote">
      <style:text-properties fo:language="hr" fo:country="HR"/>
    </style:style>
    <style:style style:name="P69" style:family="paragraph" style:parent-style-name="Footnote">
      <style:text-properties fo:language="hr" fo:country="HR" officeooo:rsid="001e3faf" officeooo:paragraph-rsid="001e3faf"/>
    </style:style>
    <style:style style:name="P70"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71" style:family="paragraph" style:parent-style-name="Footnote">
      <style:text-properties fo:language="hr" fo:country="HR" officeooo:rsid="00d1ae23" officeooo:paragraph-rsid="00d1ae23"/>
    </style:style>
    <style:style style:name="P72" style:family="paragraph" style:parent-style-name="Footnote">
      <style:text-properties fo:language="hr" fo:country="HR" officeooo:rsid="01a2a291" officeooo:paragraph-rsid="01a2a291"/>
    </style:style>
    <style:style style:name="P73"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lika">
      <style:text-properties fo:font-size="10pt" style:font-size-asian="10pt" style:font-size-complex="10pt"/>
    </style:style>
    <style:style style:name="P75" style:family="paragraph" style:parent-style-name="Slika">
      <style:paragraph-properties fo:text-align="justify" style:justify-single-word="false"/>
      <style:text-properties fo:font-size="10pt" style:font-size-asian="10pt" style:font-size-complex="10pt"/>
    </style:style>
    <style:style style:name="P76" style:family="paragraph" style:parent-style-name="Text">
      <style:paragraph-properties fo:text-align="justify" style:justify-single-word="false"/>
      <style:text-properties fo:font-size="10pt" style:font-size-asian="10pt" style:font-size-complex="10pt"/>
    </style:style>
    <style:style style:name="P77" style:family="paragraph" style:parent-style-name="Standard">
      <style:paragraph-properties fo:text-align="justify" style:justify-single-word="false"/>
      <style:text-properties officeooo:rsid="002098dd" officeooo:paragraph-rsid="002098dd"/>
    </style:style>
    <style:style style:name="P78" style:family="paragraph" style:parent-style-name="Footnote">
      <style:text-properties officeooo:rsid="00bfc4d3" officeooo:paragraph-rsid="00bfc4d3"/>
    </style:style>
    <style:style style:name="P79" style:family="paragraph" style:parent-style-name="Standard">
      <style:paragraph-properties fo:text-align="justify" style:justify-single-word="false"/>
      <style:text-properties officeooo:rsid="00650adb" officeooo:paragraph-rsid="00650adb"/>
    </style:style>
    <style:style style:name="P80" style:family="paragraph" style:parent-style-name="Footnote">
      <style:text-properties officeooo:rsid="010104cb" officeooo:paragraph-rsid="010104cb"/>
    </style:style>
    <style:style style:name="P81" style:family="paragraph" style:parent-style-name="Standard">
      <style:paragraph-properties fo:text-align="justify" style:justify-single-word="false"/>
      <style:text-properties officeooo:rsid="0003f69e" officeooo:paragraph-rsid="0003f69e"/>
    </style:style>
    <style:style style:name="P82" style:family="paragraph" style:parent-style-name="Standard">
      <style:paragraph-properties fo:text-align="justify" style:justify-single-word="false"/>
      <style:text-properties officeooo:rsid="0131fa20" officeooo:paragraph-rsid="0131fa20"/>
    </style:style>
    <style:style style:name="P83"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84" style:family="paragraph" style:parent-style-name="Preformatted_20_Text">
      <style:paragraph-properties fo:margin-top="0in" fo:margin-bottom="0in" style:contextual-spacing="false" fo:line-height="100%"/>
    </style:style>
    <style:style style:name="P85" style:family="paragraph" style:parent-style-name="Standard" style:list-style-name="WWNum1">
      <style:paragraph-properties fo:margin-left="0.5in" fo:margin-right="0in" fo:text-align="justify" style:justify-single-word="false" fo:text-indent="-0.25in" style:auto-text-indent="false"/>
    </style:style>
    <style:style style:name="P86"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87"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88" style:family="paragraph" style:parent-style-name="Standard" style:list-style-name="WWNum1">
      <style:paragraph-properties fo:margin-left="0.75in" fo:margin-right="0in" fo:text-align="justify" style:justify-single-word="false" fo:text-indent="-0.25in" style:auto-text-indent="false"/>
    </style:style>
    <style:style style:name="P89"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90"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91"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92"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93"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94"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212e7af"/>
    </style:style>
    <style:style style:name="P95"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96"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97"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98"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normal" officeooo:rsid="01cd92a1" style:font-style-asian="normal" style:font-style-complex="normal"/>
    </style:style>
    <style:style style:name="T4" style:family="text">
      <style:text-properties style:font-name="Times New Roman" fo:language="hr" fo:country="HR" fo:font-style="italic" style:font-style-asian="italic" style:font-style-complex="italic"/>
    </style:style>
    <style:style style:name="T5"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7"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34"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1e617ec"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normal" fo:font-weight="normal" officeooo:rsid="01e8e2a6"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139"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140"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141"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44"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46"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47"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148"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149"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150"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151"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152"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153"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154"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155"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157"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158"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159" style:family="text">
      <style:text-properties style:font-name="Times New Roman" fo:font-size="11pt" fo:language="hr" fo:country="HR" fo:font-style="normal" fo:font-weight="normal" officeooo:rsid="02434bd3" style:font-size-asian="11pt" style:font-style-asian="normal" style:font-weight-asian="normal" style:font-size-complex="11pt" style:font-style-complex="normal" style:font-weight-complex="normal"/>
    </style:style>
    <style:style style:name="T160" style:family="text">
      <style:text-properties style:font-name="Times New Roman"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61" style:family="text">
      <style:text-properties style:font-name="Times New Roman"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62" style:family="text">
      <style:text-properties style:font-name="Times New Roman" fo:font-size="11pt" fo:language="hr" fo:country="HR" fo:font-style="normal" fo:font-weight="normal" officeooo:rsid="024b791b" style:font-size-asian="11pt" style:font-style-asian="normal" style:font-weight-asian="normal" style:font-size-complex="11pt" style:font-style-complex="normal" style:font-weight-complex="normal"/>
    </style:style>
    <style:style style:name="T163"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164"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165"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166"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167"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168"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169"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170"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171"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172"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173"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74"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75"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76"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77"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78"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179"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180"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181"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182"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83"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84"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85"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186"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187"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188"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189"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190"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191"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192"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193"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194"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195"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196"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97"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198"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199"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200"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201"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202"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203"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204"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205"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06"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207"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208"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209"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210"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211"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212"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213"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14"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215"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16"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217"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218"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219"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220" style:family="text">
      <style:text-properties style:font-name="Times New Roman" fo:font-size="11pt" fo:language="hr" fo:country="HR" fo:font-style="italic" fo:font-weight="normal" officeooo:rsid="02434bd3" style:font-size-asian="11pt" style:font-style-asian="italic" style:font-weight-asian="normal" style:font-size-complex="11pt" style:font-style-complex="italic" style:font-weight-complex="normal"/>
    </style:style>
    <style:style style:name="T221" style:family="text">
      <style:text-properties style:font-name="Times New Roman"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222"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223"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224"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225"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26"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227"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228"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229"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230" style:family="text">
      <style:text-properties style:font-name="Times New Roman" fo:font-size="11pt" fo:language="hr" fo:country="HR" fo:font-weight="normal" style:font-size-asian="11pt" style:font-weight-asian="normal" style:font-size-complex="11pt" style:font-weight-complex="normal"/>
    </style:style>
    <style:style style:name="T231"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232"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33"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234"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35"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36"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37" style:family="text">
      <style:text-properties style:font-name="Times New Roman" style:font-size-complex="10pt"/>
    </style:style>
    <style:style style:name="T238" style:family="text">
      <style:text-properties style:font-name="Times New Roman" fo:font-style="italic" style:font-style-asian="italic" style:font-style-complex="italic"/>
    </style:style>
    <style:style style:name="T239" style:family="text">
      <style:text-properties style:font-name="Times New Roman" fo:font-style="italic" style:text-underline-style="none" style:font-style-asian="italic" style:font-style-complex="italic"/>
    </style:style>
    <style:style style:name="T240" style:family="text">
      <style:text-properties style:font-name="Times New Roman" fo:font-style="normal" style:font-style-asian="normal" style:font-style-complex="normal"/>
    </style:style>
    <style:style style:name="T241" style:family="text">
      <style:text-properties style:font-name="Times New Roman" fo:font-style="normal" style:font-style-asian="normal" style:font-size-complex="10pt" style:font-style-complex="normal"/>
    </style:style>
    <style:style style:name="T242" style:family="text">
      <style:text-properties fo:language="hr" fo:country="HR"/>
    </style:style>
    <style:style style:name="T243" style:family="text">
      <style:text-properties fo:language="hr" fo:country="HR" fo:font-style="italic" style:font-style-asian="italic"/>
    </style:style>
    <style:style style:name="T244" style:family="text">
      <style:text-properties fo:language="hr" fo:country="HR" fo:font-style="italic" style:font-style-asian="italic" style:font-style-complex="italic"/>
    </style:style>
    <style:style style:name="T245" style:family="text">
      <style:text-properties fo:language="hr" fo:country="HR" fo:font-style="italic" officeooo:rsid="000e60ac" style:font-style-asian="italic" style:font-style-complex="italic"/>
    </style:style>
    <style:style style:name="T246" style:family="text">
      <style:text-properties fo:language="hr" fo:country="HR" fo:font-style="italic" officeooo:rsid="000fbdb8" style:font-style-asian="italic" style:font-style-complex="italic"/>
    </style:style>
    <style:style style:name="T247" style:family="text">
      <style:text-properties fo:language="hr" fo:country="HR" fo:font-style="italic" officeooo:rsid="01052669" style:font-style-asian="italic" style:font-style-complex="italic"/>
    </style:style>
    <style:style style:name="T248" style:family="text">
      <style:text-properties fo:language="hr" fo:country="HR" fo:font-style="italic" officeooo:rsid="0107f37f" style:font-style-asian="italic" style:font-style-complex="italic"/>
    </style:style>
    <style:style style:name="T249" style:family="text">
      <style:text-properties fo:language="hr" fo:country="HR" fo:font-style="italic" officeooo:rsid="0123c1dd" style:font-style-asian="italic" style:font-style-complex="italic"/>
    </style:style>
    <style:style style:name="T250" style:family="text">
      <style:text-properties fo:language="hr" fo:country="HR" fo:font-style="italic" officeooo:rsid="01f912b6" style:font-style-asian="italic" style:font-style-complex="italic"/>
    </style:style>
    <style:style style:name="T251" style:family="text">
      <style:text-properties fo:language="hr" fo:country="HR" fo:font-style="normal" style:font-style-asian="normal" style:font-style-complex="normal"/>
    </style:style>
    <style:style style:name="T252" style:family="text">
      <style:text-properties fo:language="hr" fo:country="HR" fo:font-style="normal" officeooo:rsid="0107f37f" style:font-style-asian="normal" style:font-style-complex="normal"/>
    </style:style>
    <style:style style:name="T253" style:family="text">
      <style:text-properties fo:language="hr" fo:country="HR" fo:font-style="normal" officeooo:rsid="010965ab" style:font-style-asian="normal" style:font-style-complex="normal"/>
    </style:style>
    <style:style style:name="T254" style:family="text">
      <style:text-properties fo:language="hr" fo:country="HR" fo:font-style="normal" officeooo:rsid="0123c1dd" style:font-style-asian="normal" style:font-style-complex="normal"/>
    </style:style>
    <style:style style:name="T255" style:family="text">
      <style:text-properties fo:language="hr" fo:country="HR" officeooo:rsid="0039b9c8"/>
    </style:style>
    <style:style style:name="T256" style:family="text">
      <style:text-properties fo:language="hr" fo:country="HR" officeooo:rsid="00bb2803"/>
    </style:style>
    <style:style style:name="T257" style:family="text">
      <style:text-properties fo:language="hr" fo:country="HR" officeooo:rsid="00e92387"/>
    </style:style>
    <style:style style:name="T258" style:family="text">
      <style:text-properties fo:language="hr" fo:country="HR" officeooo:rsid="00ed225a"/>
    </style:style>
    <style:style style:name="T259" style:family="text">
      <style:text-properties fo:language="hr" fo:country="HR" officeooo:rsid="00edeeee"/>
    </style:style>
    <style:style style:name="T260" style:family="text">
      <style:text-properties fo:language="hr" fo:country="HR" officeooo:rsid="010965ab"/>
    </style:style>
    <style:style style:name="T261" style:family="text">
      <style:text-properties fo:language="hr" fo:country="HR" officeooo:rsid="01f912b6"/>
    </style:style>
    <style:style style:name="T262"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263"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64"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65"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66"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267" style:family="text">
      <style:text-properties style:font-name="Courier New"/>
    </style:style>
    <style:style style:name="T268"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269"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270"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271"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272"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73"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74"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275"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276"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277"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278"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279"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280"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281"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282"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283"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284"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285"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286"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287"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88"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89"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290"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291"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92"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293"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294"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295"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296"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297"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298"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299"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300"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01"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302" style:family="text">
      <style:text-properties style:font-name="Courier New" fo:font-size="11pt" style:font-size-asian="11pt" style:font-size-complex="11pt"/>
    </style:style>
    <style:style style:name="T303" style:family="text">
      <style:text-properties style:font-name="Courier New" fo:language="hr" fo:country="HR" fo:font-style="normal" style:font-style-asian="normal" style:font-style-complex="normal"/>
    </style:style>
    <style:style style:name="T304" style:family="text">
      <style:text-properties style:font-name="Courier New" officeooo:rsid="011a7c68"/>
    </style:style>
    <style:style style:name="T305" style:family="text">
      <style:text-properties style:font-name="Courier New" fo:font-style="italic" officeooo:rsid="01650a04" style:font-style-asian="italic" style:font-style-complex="italic"/>
    </style:style>
    <style:style style:name="T306" style:family="text">
      <style:text-properties style:font-name="Courier New" officeooo:rsid="01650a04"/>
    </style:style>
    <style:style style:name="T307" style:family="text">
      <style:text-properties fo:font-weight="bold" style:font-weight-asian="bold" style:font-weight-complex="bold"/>
    </style:style>
    <style:style style:name="T308" style:family="text">
      <style:text-properties fo:language="en" fo:country="US" fo:font-style="italic" style:font-style-asian="italic" style:font-style-complex="italic"/>
    </style:style>
    <style:style style:name="T309" style:family="text">
      <style:text-properties fo:language="en" fo:country="US" fo:font-style="italic" officeooo:rsid="001b1913" style:font-style-asian="italic" style:font-style-complex="italic"/>
    </style:style>
    <style:style style:name="T310" style:family="text">
      <style:text-properties fo:language="en" fo:country="US" fo:font-style="italic" officeooo:rsid="0107f37f" style:font-style-asian="italic" style:font-style-complex="italic"/>
    </style:style>
    <style:style style:name="T311" style:family="text">
      <style:text-properties fo:language="en" fo:country="US" fo:font-style="italic" officeooo:rsid="01631a8b" style:language-asian="hi" style:country-asian="IN" style:font-style-asian="italic" style:language-complex="hi" style:country-complex="IN" style:font-style-complex="italic"/>
    </style:style>
    <style:style style:name="T312" style:family="text">
      <style:text-properties fo:language="en" fo:country="US" fo:font-style="normal" officeooo:rsid="0107f37f" style:font-style-asian="normal" style:font-style-complex="normal"/>
    </style:style>
    <style:style style:name="T313" style:family="text">
      <style:text-properties style:font-name="Liberation Serif" fo:font-size="10pt" style:font-size-asian="10pt" style:font-name-complex="Courier New2" style:font-size-complex="10pt"/>
    </style:style>
    <style:style style:name="T314" style:family="text">
      <style:text-properties officeooo:rsid="00141c20"/>
    </style:style>
    <style:style style:name="T315" style:family="text">
      <style:text-properties officeooo:rsid="0014d6d9"/>
    </style:style>
    <style:style style:name="T316" style:family="text">
      <style:text-properties officeooo:rsid="00162eee"/>
    </style:style>
    <style:style style:name="T317" style:family="text">
      <style:text-properties fo:font-style="italic" style:font-style-asian="italic" style:font-style-complex="italic"/>
    </style:style>
    <style:style style:name="T318" style:family="text">
      <style:text-properties fo:font-style="italic" officeooo:rsid="0021a129" style:font-style-asian="italic" style:font-style-complex="italic"/>
    </style:style>
    <style:style style:name="T319" style:family="text">
      <style:text-properties fo:font-style="italic" officeooo:rsid="011a7c68" style:font-style-asian="italic" style:font-style-complex="italic"/>
    </style:style>
    <style:style style:name="T320" style:family="text">
      <style:text-properties fo:font-style="italic" officeooo:rsid="01631a8b" style:font-style-asian="italic" style:font-style-complex="italic"/>
    </style:style>
    <style:style style:name="T321" style:family="text">
      <style:text-properties fo:font-style="italic" officeooo:rsid="01650a04" style:font-style-asian="italic" style:font-style-complex="italic"/>
    </style:style>
    <style:style style:name="T322" style:family="text">
      <style:text-properties fo:font-style="italic" officeooo:rsid="018ef6ec" style:font-style-asian="italic" style:font-style-complex="italic"/>
    </style:style>
    <style:style style:name="T323" style:family="text">
      <style:text-properties fo:font-style="italic" officeooo:rsid="018f3684" style:font-style-asian="italic" style:font-style-complex="italic"/>
    </style:style>
    <style:style style:name="T324" style:family="text">
      <style:text-properties officeooo:rsid="0021a129"/>
    </style:style>
    <style:style style:name="T325" style:family="text">
      <style:text-properties officeooo:rsid="00276227"/>
    </style:style>
    <style:style style:name="T326" style:family="text">
      <style:text-properties fo:color="#000000" loext:opacity="100%"/>
    </style:style>
    <style:style style:name="T327" style:family="text">
      <style:text-properties fo:color="#000000" loext:opacity="100%" style:font-name="Courier New1"/>
    </style:style>
    <style:style style:name="T328" style:family="text">
      <style:text-properties fo:color="#000000" loext:opacity="100%" style:font-name="Courier New1" style:font-name-complex="Courier New2"/>
    </style:style>
    <style:style style:name="T329" style:family="text">
      <style:text-properties fo:color="#000000" loext:opacity="100%" fo:font-style="italic" style:font-style-asian="italic" style:font-style-complex="italic"/>
    </style:style>
    <style:style style:name="T330" style:family="text">
      <style:text-properties fo:color="#000000" loext:opacity="100%" fo:font-style="italic" officeooo:rsid="00b33d2f" style:font-style-asian="italic" style:font-style-complex="italic"/>
    </style:style>
    <style:style style:name="T331" style:family="text">
      <style:text-properties fo:color="#000000" loext:opacity="100%" officeooo:rsid="00b33d2f"/>
    </style:style>
    <style:style style:name="T332" style:family="text">
      <style:text-properties fo:color="#000000" loext:opacity="100%" officeooo:rsid="00b81050"/>
    </style:style>
    <style:style style:name="T333" style:family="text">
      <style:text-properties fo:color="#000000" loext:opacity="100%" officeooo:rsid="00e45dcc"/>
    </style:style>
    <style:style style:name="T334" style:family="text">
      <style:text-properties fo:color="#000000" loext:opacity="100%" style:font-name="Courier New" officeooo:rsid="00e45dcc"/>
    </style:style>
    <style:style style:name="T335" style:family="text">
      <style:text-properties fo:color="#000000" loext:opacity="100%" officeooo:rsid="00e92387"/>
    </style:style>
    <style:style style:name="T336" style:family="text">
      <style:text-properties officeooo:rsid="00b33d2f"/>
    </style:style>
    <style:style style:name="T337" style:family="text">
      <style:text-properties fo:font-style="normal" style:font-style-asian="normal" style:font-style-complex="normal"/>
    </style:style>
    <style:style style:name="T338" style:family="text">
      <style:text-properties officeooo:rsid="00f33bac"/>
    </style:style>
    <style:style style:name="T339" style:family="text">
      <style:text-properties officeooo:rsid="00f64a46"/>
    </style:style>
    <style:style style:name="T340" style:family="text">
      <style:text-properties officeooo:rsid="00f7f894"/>
    </style:style>
    <style:style style:name="T341" style:family="text">
      <style:text-properties officeooo:rsid="00f90194"/>
    </style:style>
    <style:style style:name="T342" style:family="text">
      <style:text-properties officeooo:rsid="01166c78"/>
    </style:style>
    <style:style style:name="T343" style:family="text">
      <style:text-properties officeooo:rsid="011693be"/>
    </style:style>
    <style:style style:name="T344" style:family="text">
      <style:text-properties officeooo:rsid="01183c95"/>
    </style:style>
    <style:style style:name="T345" style:family="text">
      <style:text-properties officeooo:rsid="011a7c68"/>
    </style:style>
    <style:style style:name="T346" style:family="text">
      <style:text-properties officeooo:rsid="011ccf83"/>
    </style:style>
    <style:style style:name="T347" style:family="text">
      <style:text-properties officeooo:rsid="0161ca96"/>
    </style:style>
    <style:style style:name="T348" style:family="text">
      <style:text-properties officeooo:rsid="01631a8b"/>
    </style:style>
    <style:style style:name="T349" style:family="text">
      <style:text-properties officeooo:rsid="01650a04"/>
    </style:style>
    <style:style style:name="T350" style:family="text">
      <style:text-properties officeooo:rsid="0168eebf"/>
    </style:style>
    <style:style style:name="T351" style:family="text">
      <style:text-properties officeooo:rsid="018e5134"/>
    </style:style>
    <style:style style:name="T352" style:family="text">
      <style:text-properties officeooo:rsid="018ef6ec"/>
    </style:style>
    <style:style style:name="T353" style:family="text">
      <style:text-properties officeooo:rsid="018f3684"/>
    </style:style>
    <style:style style:name="T354" style:family="text">
      <style:text-properties officeooo:rsid="01902353"/>
    </style:style>
    <style:style style:name="T355"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356"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357"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358"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359"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360"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361"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362"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363"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364"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365"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366" style:family="text">
      <style:text-properties officeooo:rsid="01f0ee7c"/>
    </style:style>
    <style:style style:name="T367" style:family="text">
      <style:text-properties officeooo:rsid="01f356ff"/>
    </style:style>
    <style:style style:name="T368" style:family="text">
      <style:text-properties officeooo:rsid="01f68b72"/>
    </style:style>
    <style:style style:name="T369" style:family="text">
      <style:text-properties officeooo:rsid="01f912b6"/>
    </style:style>
    <style:style style:name="T370" style:family="text">
      <style:text-properties officeooo:rsid="0201499a"/>
    </style:style>
    <style:style style:name="T371"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372"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373"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T374" style:family="text">
      <style:text-properties style:font-name="Courier New"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375" style:family="text">
      <style:text-properties style:font-name="Courier New"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376" style:family="text">
      <style:text-properties style:font-name="Courier New"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22">SVEUČILIŠTE JOSIPA JURJA STROSSMAYERA U OSIJEKU</text:p>
      <text:p text:style-name="P22">FAKULTET ELEKTROTEHNIKE, RAČUNARSTVA I INFORMACIJSKIH TEHNOLOGIJA</text:p>
      <text:p text:style-name="P22"/>
      <text:p text:style-name="P22"/>
      <text:p text:style-name="P22"/>
      <text:p text:style-name="P22">Sveučilišni studij</text:p>
      <text:p text:style-name="P22"/>
      <text:p text:style-name="P22"/>
      <text:p text:style-name="P22"/>
      <text:p text:style-name="P22"/>
      <text:p text:style-name="P21"/>
      <text:p text:style-name="P22">SIMULATOR PICOBLAZE RAČUNALA U JAVASCRIPTU</text:p>
      <text:p text:style-name="P21"/>
      <text:p text:style-name="P22">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2"><text:soft-page-break/></text:p>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3"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52">Obrazac D1: Obrazac za imenovanje Povjerenstva za završni rad</text:p>
          </table:table-cell>
          <table:covered-table-cell/>
        </table:table-row>
        <table:table-row>
          <table:table-cell table:style-name="Table1.A2" table:number-columns-spanned="2" office:value-type="string">
            <text:p text:style-name="P54">Osijek, 29. 8. 2022.</text:p>
          </table:table-cell>
          <table:covered-table-cell/>
        </table:table-row>
        <table:table-row>
          <table:table-cell table:style-name="Table1.A2" table:number-columns-spanned="2" office:value-type="string">
            <text:p text:style-name="P53">Odboru za završne i diplomske radove</text:p>
          </table:table-cell>
          <table:covered-table-cell/>
        </table:table-row>
        <table:table-row>
          <table:table-cell table:style-name="Table1.A2" table:number-columns-spanned="2" office:value-type="string">
            <text:p text:style-name="P73">Imenovanje Povjerenstva za završni rad</text:p>
          </table:table-cell>
          <table:covered-table-cell/>
        </table:table-row>
        <table:table-row>
          <table:table-cell table:style-name="Table1.A6" office:value-type="string">
            <text:p text:style-name="P55">Ime i prezime Pristupnika:</text:p>
          </table:table-cell>
          <table:table-cell table:style-name="Table1.A2" office:value-type="string">
            <text:p text:style-name="P60">Teo Samaržija</text:p>
          </table:table-cell>
        </table:table-row>
        <table:table-row>
          <table:table-cell table:style-name="Table1.A6" office:value-type="string">
            <text:p text:style-name="P55">Studij, smjer:</text:p>
          </table:table-cell>
          <table:table-cell table:style-name="Table1.A2" office:value-type="string">
            <text:p text:style-name="P60">Preddiplomski sveučilišni studij Računarstvo</text:p>
          </table:table-cell>
        </table:table-row>
        <table:table-row>
          <table:table-cell table:style-name="Table1.A6" office:value-type="string">
            <text:p text:style-name="P55">Mat. br. Pristupnika, godina upisa:</text:p>
          </table:table-cell>
          <table:table-cell table:style-name="Table1.A2" office:value-type="string">
            <text:p text:style-name="P60">N/A, 2018</text:p>
          </table:table-cell>
        </table:table-row>
        <table:table-row>
          <table:table-cell table:style-name="Table1.A6" office:value-type="string">
            <text:p text:style-name="P55">OIB studenta:</text:p>
          </table:table-cell>
          <table:table-cell table:style-name="Table1.A2" office:value-type="string">
            <text:p text:style-name="P60">50107259317</text:p>
          </table:table-cell>
        </table:table-row>
        <table:table-row>
          <table:table-cell table:style-name="Table1.A6" office:value-type="string">
            <text:p text:style-name="P55">Mentor:</text:p>
          </table:table-cell>
          <table:table-cell table:style-name="Table1.A2" office:value-type="string">
            <text:p text:style-name="P60">Izv. prof. dr. sc. Ivan Aleksi</text:p>
          </table:table-cell>
        </table:table-row>
        <table:table-row>
          <table:table-cell table:style-name="Table1.A6" office:value-type="string">
            <text:p text:style-name="P56">Sumentor:</text:p>
          </table:table-cell>
          <table:table-cell table:style-name="Table1.A2" office:value-type="string">
            <text:p text:style-name="P61">N/A</text:p>
          </table:table-cell>
        </table:table-row>
        <table:table-row>
          <table:table-cell table:style-name="Table1.A6" office:value-type="string">
            <text:p text:style-name="P56">Sumentor iz tvrtke:</text:p>
          </table:table-cell>
          <table:table-cell table:style-name="Table1.A2" office:value-type="string">
            <text:p text:style-name="P61">N/A</text:p>
          </table:table-cell>
        </table:table-row>
        <table:table-row>
          <table:table-cell table:style-name="Table1.A6" office:value-type="string">
            <text:p text:style-name="P56">Predsjednik povjerenstva:</text:p>
          </table:table-cell>
          <table:table-cell table:style-name="Table1.A2" office:value-type="string">
            <text:p text:style-name="P61"/>
          </table:table-cell>
        </table:table-row>
        <table:table-row>
          <table:table-cell table:style-name="Table1.A6" office:value-type="string">
            <text:p text:style-name="P56">Član povjerenstva 1:</text:p>
          </table:table-cell>
          <table:table-cell table:style-name="Table1.A2" office:value-type="string">
            <text:p text:style-name="P61">Izv. prof. dr. sc. Ivan Aleksi</text:p>
          </table:table-cell>
        </table:table-row>
        <table:table-row>
          <table:table-cell table:style-name="Table1.A6" office:value-type="string">
            <text:p text:style-name="P56">Član povjerenstva 2:</text:p>
          </table:table-cell>
          <table:table-cell table:style-name="Table1.A2" office:value-type="string">
            <text:p text:style-name="P61"/>
          </table:table-cell>
        </table:table-row>
        <table:table-row>
          <table:table-cell table:style-name="Table1.A6" office:value-type="string">
            <text:p text:style-name="P56">Naslov završnog rada:</text:p>
          </table:table-cell>
          <table:table-cell table:style-name="Table1.A2" office:value-type="string">
            <text:p text:style-name="P61">Simulator PicoBlaze računala u JavaScriptu</text:p>
          </table:table-cell>
        </table:table-row>
        <table:table-row>
          <table:table-cell table:style-name="Table1.A6" office:value-type="string">
            <text:p text:style-name="P56">Znanstvena grana završnog rada:</text:p>
          </table:table-cell>
          <table:table-cell table:style-name="Table1.A2" office:value-type="string">
            <text:p text:style-name="P61">Arhitektura računala (zn. polje računarstvo)</text:p>
          </table:table-cell>
        </table:table-row>
        <table:table-row>
          <table:table-cell table:style-name="Table1.A18" office:value-type="string">
            <text:p text:style-name="P56">Zadatak završnog rada:</text:p>
          </table:table-cell>
          <table:table-cell table:style-name="Table1.A2" office:value-type="string">
            <text:p text:style-name="P61">Napraviti simulator PicoBlaze računala koji se može vrtjeti u internetskom pregledniku.</text:p>
          </table:table-cell>
        </table:table-row>
        <table:table-row>
          <table:table-cell table:style-name="Table1.A18" office:value-type="string">
            <text:p text:style-name="P57">Prijedlog ocjene pismenog dijela ispita (završnog rada):</text:p>
          </table:table-cell>
          <table:table-cell table:style-name="Table1.A2" office:value-type="string">
            <text:p text:style-name="P61"/>
          </table:table-cell>
        </table:table-row>
        <table:table-row>
          <table:table-cell table:style-name="Table1.A18" office:value-type="string">
            <text:p text:style-name="P57">Kratko obrazloženje ocjene prema Kriterijima za ocjenjivanje završnih i diplomskih radova:</text:p>
          </table:table-cell>
          <table:table-cell table:style-name="Table1.A2" office:value-type="string">
            <text:p text:style-name="P61"/>
          </table:table-cell>
        </table:table-row>
        <table:table-row>
          <table:table-cell table:style-name="Table1.A18" office:value-type="string">
            <text:p text:style-name="P57">Datum prijedloga ocjene od strane mentora:</text:p>
          </table:table-cell>
          <table:table-cell table:style-name="Table1.A2" office:value-type="string">
            <text:p text:style-name="P61"/>
          </table:table-cell>
        </table:table-row>
        <table:table-row>
          <table:table-cell table:style-name="Table1.A18" table:number-rows-spanned="2" office:value-type="string">
            <text:p text:style-name="P59">Potvrda mentora o predaji konačne verzije rada:</text:p>
          </table:table-cell>
          <table:table-cell table:style-name="Table1.A2" office:value-type="string">
            <text:p text:style-name="P61"/>
          </table:table-cell>
        </table:table-row>
        <table:table-row>
          <table:covered-table-cell table:style-name="Table1.A18"/>
          <table:table-cell table:style-name="Table1.A2" office:value-type="string">
            <text:p text:style-name="P62">Datum:</text:p>
          </table:table-cell>
        </table:table-row>
      </table:table>
      <text:p text:style-name="P19"/>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3"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51">IZJAVA O ORIGINALNOSTI RADA</text:p>
          </table:table-cell>
          <table:covered-table-cell/>
        </table:table-row>
        <table:table-row>
          <table:table-cell table:style-name="Table2.A2" table:number-columns-spanned="2" office:value-type="string">
            <text:p text:style-name="P49">Osijek, 29. 8. 2022.</text:p>
          </table:table-cell>
          <table:covered-table-cell/>
        </table:table-row>
        <table:table-row>
          <table:table-cell table:style-name="Table2.A4" office:value-type="string">
            <text:p text:style-name="P49">Ime i prezime studenta:</text:p>
          </table:table-cell>
          <table:table-cell table:style-name="Table2.A2" office:value-type="string">
            <text:p text:style-name="P63">Teo Samaržija</text:p>
          </table:table-cell>
        </table:table-row>
        <table:table-row>
          <table:table-cell table:style-name="Table2.A4" office:value-type="string">
            <text:p text:style-name="P49">Studij:</text:p>
          </table:table-cell>
          <table:table-cell table:style-name="Table2.A2" office:value-type="string">
            <text:p text:style-name="P63">Preddiplomski sveučilišni studij Računarstvo</text:p>
          </table:table-cell>
        </table:table-row>
        <table:table-row>
          <table:table-cell table:style-name="Table2.A4" office:value-type="string">
            <text:p text:style-name="P49">Mat. br. studenta, godina upisa:</text:p>
          </table:table-cell>
          <table:table-cell table:style-name="Table2.A2" office:value-type="string">
            <text:p text:style-name="P64">N/A, 2018.</text:p>
          </table:table-cell>
        </table:table-row>
        <table:table-row>
          <table:table-cell table:style-name="Table2.A4" office:value-type="string">
            <text:p text:style-name="P50">Turnitin podudaranje [%]:</text:p>
          </table:table-cell>
          <table:table-cell table:style-name="Table2.A2" office:value-type="string">
            <text:p text:style-name="P64">8</text:p>
          </table:table-cell>
        </table:table-row>
        <table:table-row>
          <table:table-cell table:style-name="Table2.A2" table:number-columns-spanned="2" office:value-type="string">
            <text:p text:style-name="P64">Ovom izjavom izjavljujem da je rad pod nazivom: <text:span text:style-name="T307">Simulator PicoBlaze računala u JavaScriptu</text:span></text:p>
            <text:p text:style-name="P58">izrađen pod vodstvom mentora izv. prof. dr. sc. Ivan Aleksi</text:p>
            <text:p text:style-name="P58">moj vlastiti rad i prema mom najboljem znanju ne sadrži prethodno objavljene ili neobjavljene pisane materijale drugih osoba, osim onih koji su izričito priznati navođenjem literature ili drugih izvora informacija.</text:p>
            <text:p text:style-name="P58">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65">Potpis studenta:</text:p>
            <text:p text:style-name="P65"><draw:frame draw:style-name="fr3"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9"/>
      <text:p text:style-name="P20"/>
      <text:p text:style-name="P25"><text:span text:style-name="T5">SAŽETAK: </text:span><text:span text:style-name="T173">Autor teksta bio je frustriran nedostacima postojećih simulatora malog računala PicoBlaze, te je napravio drukčiji simulator PicoBlazea u programskom jeziku JavaScript. Taj se simulator može pokrenuti u modernim internetskim preglednicima</text:span><text:span text:style-name="T262"><text:note text:id="ftn1" text:note-class="footnote"><text:note-citation>1</text:note-citation><text:note-body><text:p text:style-name="P44">https://flatassembler.github.io/PicoBlaze/PicoBlaze.html</text:p></text:note-body></text:note></text:span><text:span text:style-name="T173"> (autor misli da je najstariji internetski preglednik u kojem simulator funkcionira kako treba Firefox 52, posljednja verzija Firefoxa koja se može vrtjeti na Windows XP-u, </text:span><text:span text:style-name="T175">te je to također verzija Firefoxa koja se dobije uz operativni sustav Solaris 11.4, koji je danas najnovija verzija Solarisa</text:span><text:span text:style-name="T173">). U tekstu slijede detalji o tome kako je autor napravio svoj simulator te koje su prednosti i mane tog simulatora u usporedbi s već postojećim simulatorima. </text:span><text:span text:style-name="T196">Autor također uspoređuje dijelove simulatora s odgovarajućim dijelovima nekih drugih programa koje je prije napravio (najviše s compilerom koji prevodi njegov programski jezik na WebAssembly).</text:span><text:span text:style-name="T173">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35"><text:span text:style-name="T7">PicoBlaze (od latinskog</text:span><text:span text:style-name="T173"> piccus</text:span><text:span text:style-name="T7">, rupica na igli, u prenesenom značenju </text:span><text:span text:style-name="T173">nešto maleno</text:span><text:span text:style-name="T7">, i engleskog</text:span><text:span text:style-name="T173"> blaze</text:span><text:span text:style-name="T7">, plamen</text:span><text:span text:style-name="T173">.</text:span><text:span text:style-name="T7"> Latinska riječ </text:span><text:span text:style-name="T173">piccus</text:span><text:span text:style-name="T7"> možda je povezana s </text:span><text:span text:style-name="T173">picus</text:span><text:span text:style-name="T7">, </text:span><text:span text:style-name="T173">djetlić</text:span><text:span text:style-name="T7">, jer djetlić svojim kljunom buši drvo. Engleska riječ </text:span><text:span text:style-name="T173">blaze</text:span><text:span text:style-name="T7"> dijeli isti korijen kao i latinski </text:span><text:span text:style-name="T173">flamma.</text:span><text:span text:style-name="T7"> Od latinske riječi</text:span><text:span text:style-name="T173"> flamma </text:span><text:span text:style-name="T7">dolazi, preko francuskog, danas daleko poznatija engleska riječ za plamen, </text:span><text:span text:style-name="T173">flame. </text:span><text:span text:style-name="T7">Hrvatska riječ </text:span><text:span text:style-name="T173">plamen</text:span><text:span text:style-name="T7"> vjerojatno nije povezana s latinskim </text:span><text:span text:style-name="T173">flamma</text:span><text:span text:style-name="T7">, </text:span><text:span text:style-name="T141">jer latinsko</text:span><text:span text:style-name="T215"> f</text:span><text:span text:style-name="T141"> dolazi od indoeuropskog</text:span><text:span text:style-name="T215"> b</text:span><text:span text:style-name="T265">h</text:span><text:span text:style-name="T141"> ili</text:span><text:span text:style-name="T215"> d</text:span><text:span text:style-name="T265">h</text:span><text:span text:style-name="T371"> </text:span><text:span text:style-name="T372">i odgovara hrvatskom i engleskom </text:span><text:span text:style-name="T373">b</text:span><text:span text:style-name="T372"> i </text:span><text:span text:style-name="T373">d</text:span><text:span text:style-name="T141">,</text:span><text:span text:style-name="T173"> </text:span><text:span text:style-name="T140">nego latinska riječ </text:span><text:span text:style-name="T214">flamma</text:span><text:span text:style-name="T140"> vjerojatno dijeli isti korijen kao hrvatska riječ </text:span><text:span text:style-name="T214">bijel</text:span><text:span text:style-name="T7">.)</text:span><text:span text:style-name="T173"> </text:span><text:span text:style-name="T7">je malo računalo koji proizvodi tvrtka Xilinx. Koristi se u ugrađenim sustavima, te kao primjer jednostavnog računala na kolegiju </text:span><text:span text:style-name="T173">Arhitektura računala</text:span><text:span text:style-name="T7"> na FERIT-u. Njegov je procesor dizajniran tako da se u cijelosti može implementirati programibilnim elektroničkim sklopovima (FPGA-ovima, ASIC-ima...), te je pisan u programskom jeziku VHDL (VHDL je kratica od </text:span><text:span text:style-name="T222">V</text:span><text:span text:style-name="T173">ery High Speed Integrated Circuits </text:span><text:span text:style-name="T222">H</text:span><text:span text:style-name="T173">ardware </text:span><text:span text:style-name="T222">D</text:span><text:span text:style-name="T173">escription </text:span><text:span text:style-name="T222">L</text:span><text:span text:style-name="T173">anguage</text:span><text:span text:style-name="T7">, što znači </text:span><text:span text:style-name="T173">jezik za opis strojne opreme (hardware) od integriranih krugova jako velike brzine</text:span><text:span text:style-name="T165">. Među studentima elektrotehnike česta je šala, s kojom se i ja slažem, da je VHDL zapravo kratica od </text:span><text:span text:style-name="T224">V</text:span><text:span text:style-name="T225">ery </text:span><text:span text:style-name="T224">H</text:span><text:span text:style-name="T225">ard </text:span><text:span text:style-name="T224">D</text:span><text:span text:style-name="T225">ifficult </text:span><text:span text:style-name="T224">L</text:span><text:span text:style-name="T225">anguage</text:span><text:span text:style-name="T165"> – </text:span><text:span text:style-name="T225">vrlo čvrsto težak jezik</text:span><text:span text:style-name="T263"><text:note text:id="ftn2" text:note-class="footnote"><text:note-citation>2</text:note-citation><text:note-body><text:p text:style-name="Footnote">A, da sam upisao latinski (o <text:span text:style-name="T242">čemu sam i razmišljao prije studija), sada bi mi čitanje Cicerona bilo čvrsto teško nedokučivo.</text:span></text:p></text:note-body></text:note></text:span><text:span text:style-name="T7">). Takvi procesori, koji su namijenjeni da se sintetiziraju na FPGA-ovima ili ASIC-ima, zovu se mekani procesori (</text:span><text:span text:style-name="T173">soft processor</text:span><text:span text:style-name="T7">).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173"> simulator</text:span><text:span text:style-name="T7"> znači</text:span><text:span text:style-name="T173"> onaj koji kopira ili imitira</text:span><text:span text:style-name="T7">, dolazi iz latinskog i prvi put se spominje u Ovidijevim Metamorfozama (11. poglavlje, 634. stih). Dolazi od</text:span><text:span text:style-name="T173"> simulare</text:span><text:span text:style-name="T7"> (pretvarati se), od </text:span><text:span text:style-name="T173">similis</text:span><text:span text:style-name="T7">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35"/>
      <text:p text:style-name="P35"><draw:frame draw:style-name="fr1" draw:name="Frame5" text:anchor-type="char" svg:width="1.6665in" draw:z-index="12"><draw:text-box fo:min-height="1.3252in"><text:p text:style-name="Slika"><draw:frame draw:style-name="fr4"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256">(fotografija koju je profesor Ivan Aleksi uključio u svoju prezentaciju)</text:span></text:p></draw:text-box></draw:frame><text:soft-page-break/></text:p>
      <text:p text:style-name="P1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7"/>
      <text:p text:style-name="P3">Eclipse</text:p>
      <text:p text:style-name="P26"><text:span text:style-name="T7">Eclipse (nazvan po grčkoj riječi za pomrčinu) je besplatan IDE (</text:span><text:span text:style-name="T173">integrated developing environment</text:span><text:span text:style-name="T7">,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26"><text:span text:style-name="T7">VIM (od </text:span><text:span text:style-name="T173">VI Improved</text:span><text:span text:style-name="T7">, poboljšani </text:span><text:span text:style-name="T173">VI</text:span><text:span text:style-name="T7">, jer je</text:span><text:span text:style-name="T173"> VI</text:span><text:span text:style-name="T7">,</text:span><text:span text:style-name="T173"> Visual Interface</text:span><text:span text:style-name="T7">,</text:span><text:span text:style-name="T173"> </text:span><text:span text:style-name="T7">bio često korišteni tekstualni editor na računalima 1980-ih)</text:span><text:span text:style-name="T173"> </text:span><text:span text:style-name="T7">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27"><text:soft-page-break/><text:span text:style-name="T7">GIMP (GNU Image Manipulation Program) je program za uređivanje rasterske grafike koji se dobije uz većinu verzija Linuxa. Na Oracle Linux mora se zasebno instalirati, no radi uz samo manje probleme (recimo, ruši se ako ga pokušamo postaviti u </text:span><text:span text:style-name="T173">Single Window Mode</text:span><text:span text:style-name="T7">).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27"><text:span text:style-name="T7">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266">PicoBlaze.html</text:span><text:span text:style-name="T7">. Po meni, on ne daje baš lijepe rezultate, no takve tvrdnje već spadaju u subjektivni dio programiranja.</text:span></text:p>
      <text:p text:style-name="P8"/>
      <text:p text:style-name="P3">ClangFormat</text:p>
      <text:p text:style-name="P27"><text:span text:style-name="T7">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266">:=</text:span><text:span text:style-name="T7"> operator pridruživanja u mom programskom jeziku, a ne oznaka za label plus operator </text:span><text:span text:style-name="T266">=</text:span><text:span text:style-name="T266"><text:note text:id="ftn3" text:note-class="footnote"><text:note-citation>3</text:note-citation><text:note-body><text:p text:style-name="P72">Otvorio sam pitanje na forumu o izradi programskih jezika o tome: <text:span text:style-name="T267">https://langdev.stackexchange.com/q/1695/330</text:span></text:p></text:note-body></text:note></text:span><text:span text:style-name="T7">, no tokenizer za moj programski jezik ignorira razmake koje </text:span><text:span text:style-name="T112">ClangFormat</text:span><text:span text:style-name="T7"> stavlja između </text:span><text:span text:style-name="T266">:</text:span><text:span text:style-name="T7"> i </text:span><text:span text:style-name="T266">=</text:span><text:span text:style-name="T7">). Po meni, on daje lijepe rezultate za JavaScript. Mana mu je što ne može formatirati HTML i CSS niti JavaScript spremljen u HTML datoteci.</text:span></text:p>
      <text:p text:style-name="P27"/>
      <text:p text:style-name="P3">LGTM</text:p>
      <text:p text:style-name="P27"><text:soft-page-break/><text:span text:style-name="T7">LGTM (</text:span><text:span text:style-name="T173">Looks Good To Me</text:span><text:span text:style-name="T7">)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173">popustljive</text:span><text:span text:style-name="T7">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173">strict mode</text:span><text:span text:style-name="T7">),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26"><text:span text:style-name="T7">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266">/usr/bin</text:span><text:span text:style-name="T7">),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173">Hello World</text:span><text:span text:style-name="T7">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text:span><text:soft-page-break/><text:span text:style-name="T7">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p>
      <text:list xml:id="list1715351831" text:style-name="WWNum1">
        <text:list-item>
          <text:p text:style-name="P85"><text:span text:style-name="T266">PicoBlaze.html</text:span><text:span text:style-name="T7">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173">driver</text:span><text:span text:style-name="T7">) te za dohvaćanje primjera asemblerskog koda s autorovoga GitHub profila. Naknadno je dodana mogućnost dodavanja točaka prekida (</text:span><text:span text:style-name="T173">breakpoints</text:span><text:span text:style-name="T7">), mogućnost skidanja heksadekadske datoteke koju proizvodi assembler (koja se uz pomoć alata za programiranje PicoBlazea veoma lako pretvori u binarni format koji treba PicoBlazeu) te zoran prikaz sedam-segmentnih pokaznika (</text:span><text:span text:style-name="T173">seven-segment display</text:span><text:span text:style-name="T7">) i prekidača (</text:span><text:span text:style-name="T173">switches</text:span><text:span text:style-name="T7">, ovdje reagiraju na pritisak miša) pomoću SVG-a generiranog u JavaScriptu. Skidanje heksadekadske datoteke radi se preko standardnih JavaScript klasa </text:span><text:span text:style-name="T266">HTMLAnchorElement</text:span><text:span text:style-name="T7"> (svojstvo </text:span><text:span text:style-name="T266">download</text:span><text:span text:style-name="T7"> i metoda za stvaranje eventa iz JavaScripta </text:span><text:span text:style-name="T266">click</text:span><text:span text:style-name="T7">), </text:span><text:span text:style-name="T266">Uint8Array</text:span><text:span text:style-name="T7">, </text:span><text:span text:style-name="T266">URL</text:span><text:span text:style-name="T7"> i </text:span><text:span text:style-name="T266">Blob</text:span><text:span text:style-name="T7">, bilo je relativno komplicirano za napraviti </text:span><text:span text:style-name="T92">(Jedan od nedostataka pravljenja web-aplikacija je to što su takve stvari, koje se lagano naprave u drugim okruženjima, na webu radi sigurnosti teške za napraviti.)</text:span><text:span text:style-name="T7">. Točke prekida rade se tako da se brojevi linija koda nalaze u zasebnim HTML elementima </text:span><text:span text:style-name="T266">&lt;div&gt;</text:span><text:span text:style-name="T7"> koje generira JavaScript i ti elementi osim brojeva linija koda sadržavaju i ikone koje predstavljaju točke prekida koje su po defaultu nevidljive. Globalni objekt </text:span><text:span text:style-name="T266">machineCode</text:span><text:span text:style-name="T7">, osim heksadekadskih stringova koje predstavljaju naredbe u strojnom kodu, čuva i podatke o linijama asemblerskog koda iz kojih dolaze naredbe. </text:span><text:span text:style-name="T128">Točke prekida dodao sam na prijedlog profesora Tomislava Matića.</text:span><text:span text:style-name="T7"> Datoteka </text:span><text:span text:style-name="T266">PicoBlaze.html</text:span><text:span text:style-name="T7">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173">fallback</text:span><text:span text:style-name="T7">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266">innerHTML</text:span><text:span text:style-name="T7">. Razni internetski preglednici rade probleme ako se tako pokušaju generirati SVG elementi (u JavaScriptu se generiraju SVG elementi koji predstavljaju </text:span><text:soft-page-break/><text:span text:style-name="T7">sedam-segmentne pokaznike, prekidače i LED-ice), pa sam za svaki slučaj to radio JavaScriptinim naredbama </text:span><text:span text:style-name="T266">createElementNS</text:span><text:span text:style-name="T7">, </text:span><text:span text:style-name="T266">setAttribute</text:span><text:span text:style-name="T7"> i </text:span><text:span text:style-name="T266">appendChild</text:span><text:span text:style-name="T7">. U datoteci </text:span><text:span text:style-name="T266">PicoBlaze.html</text:span><text:span text:style-name="T7">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8">Naknadno sam datoteku </text:span><text:span text:style-name="T269">PicoBlaze.html</text:span><text:span text:style-name="T8"> razdijelio u datoteke </text:span><text:span text:style-name="T269">PicoBlaze.html</text:span><text:span text:style-name="T8"> (koja sada sadrži samo HTML te samo onaj JavaScript koji je potreban da se sakrije moja e-mail adresa od spambotova), </text:span><text:span text:style-name="T269">styles.css</text:span><text:span text:style-name="T8"> (koja sadrži CSS), </text:span><text:span text:style-name="T269">headerScript.js</text:span><text:span text:style-name="T8"> (koja sadrži deklaracije potrebne drugim datotekama te skriptu za ponovno postavljanje layouta ako prozor promijeni veličinu) i </text:span><text:span text:style-name="T269">footerScript.js</text:span><text:span text:style-name="T8"> (koja sadrži funkcije za počinjanje i završavanje simulacije te JavaScript koji stvara SVG-ove).</text:span></text:p>
          <text:p text:style-name="P86"><text:span text:style-name="T8">P</text:span><text:span text:style-name="T12">ri pisanju datoteke </text:span><text:span text:style-name="T271">PicoBlaze.html</text:span><text:span text:style-name="T12"> naletio sam na, koliko se sjećam, tri ozbiljnija problema. Prvi je bio to što sam u JavaScriptu pokušao napraviti da moj program sintaksno oboji (</text:span><text:span text:style-name="T179">syntax highlight</text:span><text:span text:style-name="T12">,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179">Highlight Assembly</text:span><text:span text:style-name="T12">” </text:span><text:span text:style-name="T15">koji korisnik stisne kad želi da mu se sintaksno oboji program, što je </text:span><text:span text:style-name="T23">relativno</text:span><text:span text:style-name="T15"> lagano za isprogramirati. </text:span><text:span text:style-name="T111">Otvorio sam pitanje o tom problemu na forumu o izradi programskih jezika</text:span><text:span text:style-name="T111"><text:note text:id="ftn4" text:note-class="footnote"><text:note-citation>4</text:note-citation><text:note-body><text:p text:style-name="P45">https://languagedesign.stackexchange.com/q/1681/330</text:p></text:note-body></text:note></text:span><text:span text:style-name="T111"> (jer pretpostavljam da su mnogi koji su izradili programski jezik napravili i editor za njega u JavaScriptu, pa su možda naletjeli na isti problem i uspjeli ga riješiti, pa će mi moći pomoći), pa su se moderatori žalili da mi je pitanje </text:span><text:span text:style-name="T207">off-topic</text:span><text:span text:style-name="T111">, i na forumu o programiranju općenito</text:span><text:span text:style-name="T111"><text:note text:id="ftn5" text:note-class="footnote"><text:note-citation>5</text:note-citation><text:note-body><text:p text:style-name="P45">https://stackoverflow.com/q/76566400/8902065</text:p></text:note-body></text:note></text:span><text:span text:style-name="T111">, na </text:span><text:span text:style-name="T129">kojem skoro tjedan dana</text:span><text:span text:style-name="T111"> nisam dobio nikakav odgovor. </text:span><text:span text:style-name="T129">Odgovor koji sam dobio na forumu o programiranju općenito predlaže mi da iskoristim to što je asemblerski kod u monospace fontu, pa da dodam još jedan transparentan </text:span><text:span text:style-name="T293">&lt;pre&gt;</text:span><text:span text:style-name="T129"> element ispred tog </text:span><text:span text:style-name="T293">&lt;pre&gt;</text:span><text:span text:style-name="T129"> elementa u koji se ukucava asemblerski kod, te da u tom transparentnom </text:span><text:span text:style-name="T293">&lt;pre&gt;</text:span><text:span text:style-name="T129"> elementu prikazujem highlightirani asemblerski kod. </text:span><text:span text:style-name="T130">Ne sviđa mi se baš ta ideja. Ako to napravim, sigurno ću slomiti kompatibilnost s WebPositiveom (jer on ignorira CSS naredbe da prikazuje asemblerski kod u monospace fontu), ako ne i s Firefoxom 52 </text:span><text:span text:style-name="T131">(u kojem monospace fontovi, kako se meni čini, nisu zapravo monospace)</text:span><text:span text:style-name="T130">.</text:span><text:span text:style-name="T15"> Druga dva problema </text:span><text:span text:style-name="T129">na koja sam naletio pišući </text:span><text:span text:style-name="T293">PicoBlaze.html</text:span><text:span text:style-name="T15"> bila su da su različiti internetski preglednici različito interpretirali CSS koji sam napisao. </text:span><text:span text:style-name="T16">Prvi od njih bilo je da su se </text:span><text:span text:style-name="T178">tooltipsi </text:span><text:span text:style-name="T16">koji se pojave kada korisnik prijeđe mišem preko gumba sa slikom (</text:span><text:span text:style-name="T178">play</text:span><text:span text:style-name="T16">, </text:span><text:span text:style-name="T178">pause</text:span><text:span text:style-name="T16">, </text:span><text:span text:style-name="T178">stop</text:span><text:span text:style-name="T16">, </text:span><text:span text:style-name="T178">single step</text:span><text:span text:style-name="T16"> i </text:span><text:span text:style-name="T178">fast forward</text:span><text:span text:style-name="T16">) dobro prikazivali u Firefoxu, ali su u Chromeu bili pomaknuti znatno u lijevo. Netko mi je na internetskom forumu predložio da to jednostavno mogu riješiti tako da u CSS pravila za gumbe dodam pravilo „</text:span><text:span text:style-name="T270">position: relative</text:span><text:span text:style-name="T16">”</text:span><text:span text:style-name="T16"><text:note text:id="ftn6" text:note-class="footnote"><text:note-citation>6</text:note-citation><text:note-body><text:p text:style-name="P45">https://stackoverflow.com/a/64995638/8902065</text:p></text:note-body></text:note></text:span><text:span text:style-name="T16">. Ne razumijem kako to rješenje funkcionira, ali izgleda da funkcionira. A drugi problem bio </text:span><text:span text:style-name="T17">je</text:span><text:span text:style-name="T16"> da WebPositive, internetski preglednik koji se dobije uz operativni sustav Haiku, blisko srodan Safariju </text:span><text:span text:style-name="T23">(i WebPositive i Safari baziraju se na WebKitu)</text:span><text:span text:style-name="T16">, nije stavljao onu svijetlosivu pozadinu na gumbe, pa su slova </text:span><text:span text:style-name="T17">na gumbima</text:span><text:span text:style-name="T16"> (</text:span><text:span text:style-name="T18">jer su onda to bila </text:span><text:span text:style-name="T16">crna slova na ljubičastoj pozadini) u njemu bila nečitka. No, kad sam u CSS dodao „</text:span><text:span text:style-name="T270">background: #cccccc;</text:span><text:span text:style-name="T16">”, radilo je kako treba. </text:span><text:span text:style-name="T67">WebPositive još uvijek renderira neke stvari u mom PicoBlaze Simulatoru pogrešno, recimo, on asemblerske programe ne renderira u monospace fontu, i nema očitog načina da mu se zada da to napravi. </text:span><text:span text:style-name="T69">Isto tako, WebPositive krivo renderira SVG gradijente u ikonama</text:span><text:span text:style-name="T197"> play, pause, fast forward</text:span><text:span text:style-name="T69"> i</text:span><text:span text:style-name="T197"> single step</text:span><text:span text:style-name="T69">. </text:span><text:span text:style-name="T124">I to nije samo u mom simulatoru PicoBlazea, nego i drugdje na mojoj web-stranici, recimo, u WebPositiveu su strelice na dnu mog SVG PacMana</text:span><text:span text:style-name="T124"><text:note text:id="ftn7" text:note-class="footnote"><text:note-citation>7</text:note-citation><text:note-body><text:p text:style-name="P48">https://flatassembler.github.io/pacman.html</text:p></text:note-body></text:note></text:span><text:span text:style-name="T124"> nevidljive dok se na njih ne prijeđe mišem.</text:span><text:span text:style-name="T198"> </text:span><text:span text:style-name="T68">No, t</text:span><text:span text:style-name="T70">e stvari</text:span><text:span text:style-name="T68"> ne spriječava</text:span><text:span text:style-name="T70">ju</text:span><text:span text:style-name="T68">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125">(iako u </text:span><text:span text:style-name="T127">Otteru</text:span><text:span text:style-name="T125">, </text:span><text:span text:style-name="T126">na primjer,</text:span><text:span text:style-name="T125"> moj SVG PacMan radi bez problema)</text:span><text:span text:style-name="T68">. </text:span><text:span text:style-name="T70">Nisam isprobao svoj PicoBlaze Simulator u Safariju i Operi, no ne očekujem tamo velike probleme. U svakom slučaju, mislim da svatko tko želi koristiti moj PicoBlaze Simulator </text:span><text:span text:style-name="T71">lako</text:span><text:span text:style-name="T70"> može na svoje računalo instalirati neki internetski preglednik u kojem se on može pokrenuti. </text:span><text:span text:style-name="T72">U svim preglednicima na mobilnom operacijskom sustavu Androidu u kojima </text:span><text:soft-page-break/><text:span text:style-name="T72">sam isprobao svoj PicoBlaze Simulator, osim u Dolphinu (Dolphin se bazira na WebKitu, kao i Safari i WebPositive), </text:span><text:span text:style-name="T199">layout</text:span><text:span text:style-name="T72"> se pokida kad se prijeđe u </text:span><text:span text:style-name="T199">lan</text:span><text:span text:style-name="T209">d</text:span><text:span text:style-name="T199">scape</text:span><text:span text:style-name="T72"> (pejzažni) način rada </text:span><text:span text:style-name="T119">(kad mobitel okrenemo horizontalno umjesto vertikalno)</text:span><text:span text:style-name="T72">. Mislim da razumijem zašto, ali ne znam kako to popraviti. Pretpostavljam da bi netko tko zna napredni CSS to mogao popravi</text:span><text:span text:style-name="T117">ti</text:span><text:span text:style-name="T72">. </text:span><text:span text:style-name="T116">Otvorio sam pitanje o tom problemu na internetskom forumu</text:span><text:span text:style-name="T72"><text:note text:id="ftn8" text:note-class="footnote"><text:note-citation>8</text:note-citation><text:note-body><text:p text:style-name="P45">https://atheistforums.org/thread-61911-post-2009508.html#pid2009508</text:p></text:note-body></text:note></text:span><text:span text:style-name="T116">, ali nisam dobio nikakav smisleni odgovor. </text:span><text:span text:style-name="T120">S obzirom na to da se taj problem ne događa u Dolphinu, a Dolphin je bliski srodnik Safariju </text:span><text:span text:style-name="T121">(oboje se baziraju na WebKitu)</text:span><text:span text:style-name="T120">, pretpostavljam da se taj problem ne događa </text:span><text:span text:style-name="T122">ni</text:span><text:span text:style-name="T120"> u Safariju na iPhoneu, iako nisam isprobao.</text:span><text:span text:style-name="T72"> </text:span><text:span text:style-name="T90">U Firefoxu 52 ako se pokrene na Windowsima XP (ali, začudo, ne i ako se </text:span><text:span text:style-name="T91">ta ista verzija Firefoxa</text:span><text:span text:style-name="T90"> pokrene na Solarisu) </text:span><text:span text:style-name="T289">&lt;div&gt;</text:span><text:span text:style-name="T90"> element s brojevima linija i </text:span><text:span text:style-name="T289">&lt;pre&gt;</text:span><text:span text:style-name="T90"> element u koji se ukucava asemblerski kôd imaju različite prorede, tako da linije koda i oznake </text:span><text:span text:style-name="T93">brojeva</text:span><text:span text:style-name="T90"> linija nisu </text:span><text:span text:style-name="T201">alignirane</text:span><text:span text:style-name="T90">. </text:span><text:span text:style-name="T92">Nisam to uspio riješiti, </text:span><text:span text:style-name="T113">i, ustvari, nemam osjećaj ni da bih to trebao riješiti</text:span><text:span text:style-name="T92">. </text:span><text:span text:style-name="T113">Mislim da to nije moj bug, niti </text:span><text:span text:style-name="T114">da</text:span><text:span text:style-name="T113"> je bug u Firefoxu, nego da je to bug u operativnom sustavu Windows XP.</text:span><text:span text:style-name="T90"> </text:span><text:span text:style-name="T91">Slično tako, u nekim starijim verzijama Microsoft Edgea, baziranima na EdgeHTML-u (moderne verzije Microsoft Edgea baziraju se na Blinku, kao i Chrome), </text:span><text:span text:style-name="T290">&lt;div&gt;</text:span><text:span text:style-name="T91"> element s brojevima linija ne </text:span><text:span text:style-name="T200">scrollira</text:span><text:span text:style-name="T91"> se zajedno s onim </text:span><text:span text:style-name="T290">&lt;pre&gt;</text:span><text:span text:style-name="T91"> elementom u koji se ukucava asemblerski program. </text:span><text:span text:style-name="T92">Nisam ni to uspio riješiti.</text:span><text:span text:style-name="T91"> Tako da se u Firefoxu 52 pokrenutom na Windows XP-u i u nekim starijim verzijama Microsoft Edgea, u kojima moj simulator PicoBlazea inače radi, ne mogu koristiti točke prekida (</text:span><text:span text:style-name="T200">breakpoints</text:span><text:span text:style-name="T91">). </text:span><text:span text:style-name="T123">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210">work-around</text:span><text:span text:style-name="T123">, koliko vidim, ne postoji u Microsoft Edgeu. </text:span><text:span text:style-name="T133">I još sam naletio na problem da sam, kad sam birao boje za 7-segmentne pokaznike, pazio da izgleda slično kao na pravom PicoBlazeu. I na ekranu na laptopu uistinu je tako izgledalo. Međutim, kad sam to isprobao na svom mobitelu </text:span><text:span text:style-name="T142">(na kojem je, izgleda, zasićenje boja znatno slabije)</text:span><text:span text:style-name="T133">,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43">Kad sam nakon tri godine pisao primjer „</text:span><text:span text:style-name="T216">Regbanks-Flags Test</text:span><text:span text:style-name="T143">”, naletio sam na još jedan problem sa sintaksnim bojanjem asemblerskog koda. Naime, on asemblerski kod:</text:span></text:p>
          <text:p text:style-name="P90">address 0</text:p>
          <text:p text:style-name="P90">load s0, 0</text:p>
          <text:p text:style-name="P90">load s0, a</text:p>
          <text:p text:style-name="P90">regbank a</text:p>
          <text:p text:style-name="P92">oboji ovako:</text:p>
          <text:p text:style-name="P94"><draw:frame draw:style-name="fr2" draw:name="Frame6" text:anchor-type="char" svg:width="1.9in" draw:z-index="14"><draw:text-box fo:min-height="0.7917in"><text:p text:style-name="Slika"><draw:frame draw:style-name="fr4" draw:name="Image10" text:anchor-type="paragraph" svg:width="1.9in" style:rel-width="100%" svg:height="0.7917in" style:rel-height="scale" draw:z-index="15"><draw:image xlink:href="Pictures/10000000000000E40000005F185225C4D7EDACE2.png" xlink:type="simple" xlink:show="embed" xlink:actuate="onLoad" draw:mime-type="image/png"/></draw:frame>Slika <text:sequence text:ref-name="refSlika1" text:name="Slika" text:formula="ooow:Slika+1" style:num-format="1">2</text:sequence>: Neispravno sintaksno bojanje koda</text:p></draw:text-box></draw:frame><text:span text:style-name="T7">Što je netočno. Token </text:span><text:span text:style-name="T268">a</text:span><text:span text:style-name="T7"> u naredbi „</text:span><text:span text:style-name="T268">load s0, a</text:span><text:span text:style-name="T7">” heksadekadska </text:span><text:span text:style-name="T144">je</text:span><text:span text:style-name="T7"> konstanta </text:span><text:span text:style-name="T145">(</text:span><text:span text:style-name="T295">a</text:span><text:span text:style-name="T145"> je heksadekadski 10)</text:span><text:span text:style-name="T7">, i treba biti obojena isto kao token </text:span><text:span text:style-name="T268">0</text:span><text:span text:style-name="T7"> u naredbi „</text:span><text:span text:style-name="T268">load s0, 0</text:span><text:span text:style-name="T7">”, a ne kao u „</text:span><text:span text:style-name="T268">regbank a</text:span><text:span text:style-name="T7">”, gdje je </text:span><text:span text:style-name="T268">a</text:span><text:span text:style-name="T7"> naziv regbanke. S obzirom na to kako je moj sintaksni bojač koda strukturiran, nema jednostavnog rješenja za taj problem. U IDE-u za x86 asembler FlatAssembler takve se diskrepancije ne mogu dogoditi, jer on za sintaksno bojanje ko</text:span><text:span text:style-name="T146">d</text:span><text:span text:style-name="T7">a koristi isti algoritam koji koristi interno za parsiranje koda. Ali ja tako ne mogu raditi ni za svoj programski jezik ni za PicoBlaze asembler, jer za oba ta jezika tokenizer briše komentare, a ne mogu si dopustiti da pri sintaksnom bojanju koda obrišem komentare. </text:span><text:span text:style-name="T160">Za sada postoji jednostavan </text:span><text:span text:style-name="T221">work-around</text:span><text:span text:style-name="T160">: Kada su tokeni </text:span><text:span text:style-name="T374">a</text:span><text:span text:style-name="T160">, </text:span><text:span text:style-name="T374">b</text:span><text:span text:style-name="T160"> i </text:span><text:span text:style-name="T374">c</text:span><text:span text:style-name="T160"> heksadekadske konstante, možemo umjesto njih pisati </text:span><text:span text:style-name="T374">0a</text:span><text:span text:style-name="T160">, </text:span><text:span text:style-name="T374">0b</text:span><text:span text:style-name="T160"> i </text:span><text:span text:style-name="T374">0c</text:span><text:span text:style-name="T160">, i bit će obojane točno. Korisnik Discorda </text:span><text:span text:style-name="T221">ahnfelt</text:span><text:span text:style-name="T160">, autor programskog jezika Firefly, kaže mi da je on naletio na sličan problem pri sintaksnom bojanju svog programskog jezika. Predlaže mi da u sintaksnom highlighteru deklariram globalnu varijablu </text:span><text:span text:style-name="T374">lastHighlightedMnemonic</text:span><text:span text:style-name="T160">, da u nju spremam mnemonike prije nego što ih highlightiram, te da tokene </text:span><text:span text:style-name="T374">a</text:span><text:span text:style-name="T160"> i </text:span><text:span text:style-name="T374">b</text:span><text:span text:style-name="T160"> highlightiram </text:span><text:span text:style-name="T162">CSS</text:span><text:span text:style-name="T160"> klasom </text:span><text:span text:style-name="T374">flags</text:span><text:span text:style-name="T160"> samo ako je </text:span><text:span text:style-name="T374">lastHighlightedMnemonic</text:span><text:span text:style-name="T160"> jednak </text:span><text:span text:style-name="T374">regbank</text:span><text:span text:style-name="T160">, a </text:span><text:span text:style-name="T374">c</text:span><text:span text:style-name="T160"> samo ako je </text:span><text:soft-page-break/><text:span text:style-name="T374">lastHighlightedMnemonic</text:span><text:span text:style-name="T160"> jednak </text:span><text:span text:style-name="T374">jump</text:span><text:span text:style-name="T160">, </text:span><text:span text:style-name="T374">return</text:span><text:span text:style-name="T160"> ili </text:span><text:span text:style-name="T374">call</text:span><text:span text:style-name="T160">. No, primijetite da sintaksno bojanje koda ni tada ne bi bilo točno. U naredbi „</text:span><text:span text:style-name="T374">jump c</text:span><text:span text:style-name="T160">”, token </text:span><text:span text:style-name="T374">c</text:span><text:span text:style-name="T160"> je heksadekadska konstanta (naredba znači „</text:span><text:span text:style-name="T221">Skoči na 13. naredbu u EPROM-u.</text:span><text:span text:style-name="T160">”, jer je c heksadekadski broj 12, a naredbe se broje od nule), a u naredbi „</text:span><text:span text:style-name="T374">jump c, abort</text:span><text:span text:style-name="T160">” token </text:span><text:span text:style-name="T374">c</text:span><text:span text:style-name="T160"> je zastavica </text:span><text:span text:style-name="T221">carry </text:span><text:span text:style-name="T160">(naredba znači: „</text:span><text:span text:style-name="T221">Ako je zastavica carry postavljena u jedinicu, skoči na label koji se zove </text:span><text:span text:style-name="T376">abort</text:span><text:span text:style-name="T221">.</text:span><text:span text:style-name="T160">”). </text:span><text:span text:style-name="T161">Da bismo znali je li </text:span><text:span text:style-name="T375">c</text:span><text:span text:style-name="T161"> u PicoBlazeovom asemblerskom kodu heksadekadska konstanta ili zastavica, ne moramo samo znati prethodni token, nego i idući. Takve stvari ne smetaju parseru, ali su noćna mora za sintaksno bojanje koda.</text:span></text:p>
          <text:p text:style-name="P95"><text:span text:style-name="T122">Dok sam pisao potprogram </text:span><text:span text:style-name="T292">PicoBlaze.html</text:span><text:span text:style-name="T122">, b</text:span><text:span text:style-name="T7">ilo je i nekih problema za koje sam bio siguran da ću naletjeti na njih, a zapravo nisam naletio. Recimo, </text:span><text:span text:style-name="T27">bio</text:span><text:span text:style-name="T7"> sam </text:span><text:span text:style-name="T27">uvjeren</text:span><text:span text:style-name="T7"> da će TOR Browser odbijati </text:span><text:span text:style-name="T173">fetchati</text:span><text:span text:style-name="T7"> PicoBlazeove asemblerske programe s mog GitHub profila (s domene </text:span><text:span text:style-name="T268">raw.githubusercontent.com</text:span><text:span text:style-name="T7">) </text:span><text:span text:style-name="T24">iz JavaScripta koji se nalazi na mojoj web-stranici (na domeni </text:span><text:span text:style-name="T272">flatassembler.github.io</text:span><text:span text:style-name="T24">), da je to jedan od načina na koji TOR Browser štiti od </text:span><text:span text:style-name="T182">cross-site scripting</text:span><text:span text:style-name="T24"> napada. </text:span><text:span text:style-name="T25">Međutim, kada sam to </text:span><text:span text:style-name="T183">fetchanje</text:span><text:span text:style-name="T25"> primjera asemblerskih programa isprobao u TOR Browseru, radilo je. </text:span><text:span text:style-name="T26">Otvorio sam </text:span><text:span text:style-name="T184">thread</text:span><text:span text:style-name="T26"> na forumu o tome</text:span><text:span text:style-name="T26"><text:note text:id="ftn9" text:note-class="footnote"><text:note-citation>9</text:note-citation><text:note-body><text:p text:style-name="P45">https://www.reddit.com/r/TOR/comments/jv3dln/tor_browser_appears_to_allow_crosssite_scripting/?utm_source=share&amp;utm_medium=web2x&amp;context=3</text:p></text:note-body></text:note></text:span><text:span text:style-name="T26">. U svakom slučaju, TOR Browser ne pruža zaštitu koju sam mislio da pruža. </text:span><text:span text:style-name="T77">Mislim da je sigurnost koju pružaju internetski preglednici dosta nekonzistentna. </text:span><text:span text:style-name="T78">Izgleda, recimo, da je dohvaćanje JSON-a s primjerima s </text:span><text:span text:style-name="T79">nečijeg</text:span><text:span text:style-name="T78"> GitHub profila </text:span><text:span text:style-name="T79">(istina, internetski preglednik ne može znati da je to moj GitHub profil </text:span><text:span text:style-name="T80">i da ja imam kontrolu nad tim JSON-om</text:span><text:span text:style-name="T79">)</text:span><text:span text:style-name="T78"> toliko rizično da će svaki moderni internetski preglednik odbiti to napraviti </text:span><text:span text:style-name="T79">(morao sam </text:span><text:span text:style-name="T80">zbog tog</text:span><text:span text:style-name="T79"> taj JSON kopirati sa svog GitHub profila na svoju web-stranicu)</text:span><text:span text:style-name="T78">. </text:span><text:span text:style-name="T79">Ali dohvaćati PicoBlaze asemblerske programe s nečijeg GitHub profila i nesanitizirane ih postavljati kao </text:span><text:span text:style-name="T281">innerHTML</text:span><text:span text:style-name="T79"> toliko je sigurno da će to dopustiti čak i internetski preglednici koji su napravljeni da budu iznimno sigurni, kao što je TOR Browser. </text:span><text:span text:style-name="T81">Zar nije dohvaćati nešto što ćeš nesanitiz</text:span><text:span text:style-name="T88">i</text:span><text:span text:style-name="T81">rano postaviti kao </text:span><text:span text:style-name="T282">innerHTML</text:span><text:span text:style-name="T81"> iz nečega što se percipira kao nepouzdan izvor zapravo još opasnije nego dohvaćati JSON </text:span><text:span text:style-name="T83">iz tog izvora</text:span><text:span text:style-name="T81">? </text:span><text:span text:style-name="T82">Ja razumijem zabraniti </text:span><text:span text:style-name="T83">dohvaćati </text:span><text:span text:style-name="T82">JavaScript </text:span><text:span text:style-name="T83">koji nešto naređuje internetskom pregledniku</text:span><text:span text:style-name="T82"> iz nepouzdanih izvora, ali JSON nije skripta </text:span><text:span text:style-name="T83">koja nešto naređuje</text:span><text:span text:style-name="T82">. Ne vidim kako bi netko mogao napraviti cross-site scripting napad izmjenjivajući nečiji JSON, ali vidim kako bi to netko mogao napraviti izmjenjivajući nešto što se postavlja kao </text:span><text:span text:style-name="T283">innerHTML</text:span><text:span text:style-name="T82"> </text:span><text:span text:style-name="T83">(recimo, da u to umetne „</text:span><text:span text:style-name="T284">&lt;img src=</text:span><text:span text:style-name="T301">"X" onerror="alert('x')"&gt;</text:span><text:span text:style-name="T83">”)</text:span><text:span text:style-name="T82">. </text:span><text:span text:style-name="T83">Valjda ta odluka potječe iz vremena kada se JSON parsirao naredbom </text:span><text:span text:style-name="T284">eval</text:span><text:span text:style-name="T83">, </text:span><text:span text:style-name="T84">pa si uistinu mogao napraviti cross-site scripting napad tako da umetneš neispravan JSON (kakav naredba </text:span><text:span text:style-name="T285">JSON.parse</text:span><text:span text:style-name="T84">, koja se danas koristi za parsiranje JSON-a, ne bi prihvatila, </text:span><text:span text:style-name="T85">ali </text:span><text:span text:style-name="T286">eval</text:span><text:span text:style-name="T85"> bi</text:span><text:span text:style-name="T84">). </text:span><text:span text:style-name="T86">Otvorio sam pitanje na forumu o tome</text:span><text:span text:style-name="T86"><text:note text:id="ftn10" text:note-class="footnote"><text:note-citation>10</text:note-citation><text:note-body><text:p text:style-name="P45">https://security.stackexchange.com/q/270915/249645</text:p></text:note-body></text:note></text:span><text:span text:style-name="T86">.</text:span></text:p>
        </text:list-item>
        <text:list-item>
          <text:p text:style-name="P85"><text:span text:style-name="T266">TreeNode.js</text:span><text:span text:style-name="T7"> – sadrži JavaScript klasu pod nazivom </text:span><text:span text:style-name="T266">TreeNode</text:span><text:span text:style-name="T7">, koja sadrži metode vezane za evaluaciju parsiranih aritmetičkih izraza, metodu za ispis LISP-ovih izraza radi debugiranja parsera, te metode za pretragu struktura koje radi pretprocesor. Ta datoteka ima 100 redaka koda.</text:span></text:p>
        </text:list-item>
        <text:list-item>
          <text:p text:style-name="P85"><text:span text:style-name="T266">assembler.js</text:span><text:span text:style-name="T7"> – radi semantičku provjeru asemblerskog koda (recimo, je li prvi argument naredbe </text:span><text:span text:style-name="T266">load</text:span><text:span text:style-name="T7">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266">load</text:span><text:span text:style-name="T7"> zarez. Ima 1'050 redaka koda. Pretvoriti strojni kod u heksad</text:span><text:span text:style-name="T94">ekadsko</text:span><text:span text:style-name="T7">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94">Ali je zato strojni kôd u heksadekadskom obliku iznimno lagano pretvoriti u binarni kôd kakav razumije PicoBlaze pomoću Xilinxovih alata.</text:span><text:span text:style-name="T7"> Za razliku od ostalih potprograma, </text:span><text:span text:style-name="T266">assembler.js</text:span><text:span text:style-name="T7"> i </text:span><text:span text:style-name="T266">simulator.js</text:span><text:span text:style-name="T7"> svoje rezultate ne vraćaju kao povratnu vrijednost funkcije, nego ih pišu u globalne varijable. Potprogram </text:span><text:span text:style-name="T266">assembler.js</text:span><text:span text:style-name="T7"> piše svoje rezultate u globalni objekt </text:span><text:span text:style-name="T266">machineCode</text:span><text:span text:style-name="T7">, odakle ih potprogram </text:span><text:span text:style-name="T266">simulator.js</text:span><text:span text:style-name="T7"> čita. </text:span><text:span text:style-name="T95">Riječ </text:span><text:span text:style-name="T202">assembler</text:span><text:span text:style-name="T95"> znači </text:span><text:span text:style-name="T202">sastavljač</text:span><text:span text:style-name="T95">, dolazi, preko francuskog, od latinskog </text:span><text:span text:style-name="T202">assimulare </text:span><text:span text:style-name="T95">(sastaviti), od </text:span><text:span text:style-name="T202">ad</text:span><text:span text:style-name="T95"> (na) i </text:span><text:span text:style-name="T202">s</text:span><text:span text:style-name="T208">i</text:span><text:span text:style-name="T202">m</text:span><text:span text:style-name="T208">u</text:span><text:span text:style-name="T202">l</text:span><text:span text:style-name="T95"> (</text:span><text:span text:style-name="T115">zajedno</text:span><text:span text:style-name="T95">).</text:span></text:p>
        </text:list-item>
        <text:list-item>
          <text:p text:style-name="P87"><text:span text:style-name="T266">parser.js</text:span><text:span text:style-name="T7"> – Parser (od latinskog</text:span><text:span text:style-name="T173"> pars</text:span><text:span text:style-name="T7">, </text:span><text:span text:style-name="T173">dio</text:span><text:span text:style-name="T7">)</text:span><text:span text:style-name="T173"> </text:span><text:span text:style-name="T7">je dio compilera (u ovom slučaju, compilera za asemblerski jezik) koji drugim dijelovima compilera kaže koja je riječ u programskom jeziku gramatički povezana s kojom drugoj riječi. To radi tako što radi strukturu zvanu AST, </text:span><text:span text:style-name="T173">abstract syntax </text:span><text:soft-page-break/><text:span text:style-name="T173">tree</text:span><text:span text:style-name="T7">, apstraktno sintaksno stablo. Kao objašnjenje zašto je to potrebno, uzmite u obzir sljedeću rečenicu iz Cezarovog </text:span><text:span text:style-name="T173">De Bello Gallico</text:span><text:span text:style-name="T7"> (koja je bila na županijskom natjecanju iz latinskog jezika 2016. godine, 6. svitak, 24. poglavlje):</text:span><text:span text:style-name="T173"> Ea, quae fertilissima totius Germaniae sunt, loca Graecis aliquibus </text:span><text:span text:style-name="T229">nota</text:span><text:span text:style-name="T173"> fama esse loquuntur. </text:span><text:span text:style-name="T7">S kojom je riječi povezana riječ</text:span><text:span text:style-name="T173"> nota </text:span><text:span text:style-name="T7">(poznata)? Ako znate samo malo latinskog, vjerojatno biste pomislili da je riječ </text:span><text:span text:style-name="T173">nota</text:span><text:span text:style-name="T7"> gramatički povezana s </text:span><text:span text:style-name="T173">fama</text:span><text:span text:style-name="T7"> (slava, glasina), da je to pleonazam i da riječ </text:span><text:span text:style-name="T173">nota</text:span><text:span text:style-name="T7"> treba zanemariti. No, to je krivo. Riječ </text:span><text:span text:style-name="T173">nota </text:span><text:span text:style-name="T7">povezana je s riječju </text:span><text:span text:style-name="T173">loca</text:span><text:span text:style-name="T7"> (mjesta, lokacije). Riječ </text:span><text:span text:style-name="T173">fama </text:span><text:span text:style-name="T7">je u ablativu jednine (ablativ je latinski padež koji odgovara hrvatskom lokativu, instrumentalu te genitivu u značenju </text:span><text:span text:style-name="T173">iz koga</text:span><text:span text:style-name="T7"> ili </text:span><text:span text:style-name="T173">iz čega</text:span><text:span text:style-name="T7">), a igrom slučaja na latinskom jeziku akuzativ množine u drugoj deklinaciji u srednjem rodu i ablativ jednine prve deklinacije imaju isti nastavak</text:span><text:span text:style-name="T173"> </text:span><text:span text:style-name="T7">(to jest, isti su u pisanom latinskom ako ne označavamo naglaske, inače je </text:span><text:span text:style-name="T173">a</text:span><text:span text:style-name="T7"> u nastavku u</text:span><text:span text:style-name="T173"> fama</text:span><text:span text:style-name="T7"> dugo, a u</text:span><text:span text:style-name="T173"> nota</text:span><text:span text:style-name="T7"> kratko). </text:span><text:span text:style-name="T37">R</text:span><text:span text:style-name="T7">ečenica znači:</text:span><text:span text:style-name="T173"> Kažu</text:span><text:span text:style-name="T7"> </text:span><text:span text:style-name="T173">(loquuntur)</text:span><text:span text:style-name="T7"> </text:span><text:span text:style-name="T173">da su (esse) ona (ea) mjesta, koja (quae) su (sunt) najplodnija (fertilissima) u cijeloj (totius) Germaniji, nekim (aliqu</text:span><text:span text:style-name="T174">i</text:span><text:span text:style-name="T173">bus) Grcima (Graecis) glasinom poznata.</text:span><text:span text:style-name="T7"> </text:span><text:span text:style-name="T61">Pridjev </text:span><text:span text:style-name="T195">fertilis</text:span><text:span text:style-name="T61"> (</text:span><text:span text:style-name="T195">plodan</text:span><text:span text:style-name="T61">) ima nepravilan superlativ</text:span><text:span text:style-name="T195"> fertilissimus</text:span><text:span text:style-name="T61"> umjesto</text:span><text:span text:style-name="T195"> fertillimus</text:span><text:span text:style-name="T61">, ne znam ima li još takvih pridjeva u latinskom jeziku</text:span><text:span text:style-name="T61"><text:note text:id="ftn11" text:note-class="footnote"><text:note-citation>11</text:note-citation><text:note-body><text:p text:style-name="P80">Otvorio sam pitanje o tome na forumu: <text:span text:style-name="T267">https://latin.stackexchange.com/q/21069/8533</text:span></text:p></text:note-body></text:note></text:span><text:span text:style-name="T61">.</text:span><text:span text:style-name="T195"> </text:span><text:span text:style-name="T10">Imenica </text:span><text:span text:style-name="T176">locus</text:span><text:span text:style-name="T10"> (mjesto) obično je muškog roda i množina joj je</text:span><text:span text:style-name="T176"> loci</text:span><text:span text:style-name="T10">, ali, kad označava neku površinu </text:span><text:span text:style-name="T11">(kao u ovom slučaju)</text:span><text:span text:style-name="T10">, onda je srednjeg roda i množina joj je</text:span><text:span text:style-name="T176"> loca</text:span><text:span text:style-name="T10">.</text:span><text:span text:style-name="T173"> </text:span><text:span text:style-name="T7">Glagol</text:span><text:span text:style-name="T173"> biti</text:span><text:span text:style-name="T7"> je jednom u prezentu (</text:span><text:span text:style-name="T173">sunt</text:span><text:span text:style-name="T7">), a jednom u infinitivu (</text:span><text:span text:style-name="T173">esse</text:span><text:span text:style-name="T7">), zbog jednog nevažnog detalja iz latinske sintakse koji se zove</text:span><text:span text:style-name="T173"> akuzativ s infinitivom</text:span><text:span text:style-name="T7">. Glagol</text:span><text:span text:style-name="T173"> loquuntur</text:span><text:span text:style-name="T7"> je takozvani deponentni glagol, morfološki je pasivan, a semantički aktivan (zato je nastavak </text:span><text:span text:style-name="T173">-untur</text:span><text:span text:style-name="T7">, a ne </text:span><text:span text:style-name="T173">-unt</text:span><text:span text:style-name="T7">). Pridjev</text:span><text:span text:style-name="T173"> totus</text:span><text:span text:style-name="T7"> (cijeli) ima nepravilni genitiv jednine na</text:span><text:span text:style-name="T173"> -ius </text:span><text:span text:style-name="T7">(</text:span><text:span text:style-name="T173">totius</text:span><text:span text:style-name="T7">), kao još nekolicina latinskih pridjeva. </text:span><text:span text:style-name="T74">Dobar su posao napravili oni koji su sastavljali taj test da nađu rečenicu s toliko mnogo nepravilnih riječi, i koju, kako kaže moj profesor, nitko nije točno preveo!</text:span><text:span text:style-name="T7"> </text:span><text:span text:style-name="T14">Takve rečenice, </text:span><text:span text:style-name="T75">u kojima nije na prvi pogled očito koja je riječ gramatički povezana s kojom drugom riječi,</text:span><text:span text:style-name="T177"> </text:span><text:span text:style-name="T14">postoje i u programskim jezicima, i u takvim bi rečenicima</text:span><text:span text:style-name="T7"> parser spojio riječi </text:span><text:span text:style-name="T173">nota</text:span><text:span text:style-name="T7"> i </text:span><text:span text:style-name="T173">loca</text:span><text:span text:style-name="T7"> </text:span><text:span text:style-name="T76">da budu djeca jednog</text:span><text:span text:style-name="T7"> čvor</text:span><text:span text:style-name="T76">a</text:span><text:span text:style-name="T7"> sintaksnog stabla. Ta mi je rečenica ostala u sjećanju jer mi je profesor pričao da je ispravljao test neke učenice koja je tu rečenicu krivo prevela nešto kao</text:span><text:span text:style-name="T173"> Najplodnija Njemica...</text:span><text:span text:style-name="T7">, no to bi se već teško dalo objasniti kao rezultat pogrešnog parsiranja. Ta su se najplodnija mjesta u Germaniji nalazila oko nekakve šume. Kasnije je u tom tekstu bilo</text:span><text:span text:style-name="T173"> Ea (tamo = u toj šumi; </text:span><text:span text:style-name="T211">ea</text:span><text:span text:style-name="T132"> s kratkim </text:span><text:span text:style-name="T211">a</text:span><text:span text:style-name="T132"> je zamjenica </text:span><text:span text:style-name="T211">ona</text:span><text:span text:style-name="T132">, a </text:span><text:span text:style-name="T211">ea</text:span><text:span text:style-name="T132"> s dugim </text:span><text:span text:style-name="T211">a</text:span><text:span text:style-name="T132"> je prilog </text:span><text:span text:style-name="T211">tamo</text:span><text:span text:style-name="T173">) nascuntur (rađaju se) alces (sjeverni jeleni)...</text:span><text:span text:style-name="T7">, a ona je to navodno prevela s</text:span><text:span text:style-name="T173"> Ona rađa sjeverne jelene...</text:span><text:span text:style-name="T7">, a to opet nije stvar krivog parsiranja kad po morfologiji vidimo da je</text:span><text:span text:style-name="T173"> nascuntur</text:span><text:span text:style-name="T7"> pasiv i vidimo da je u množini </text:span><text:span text:style-name="T235">(</text:span><text:span text:style-name="T236">ra</text:span><text:span text:style-name="T206">đa</text:span><text:span text:style-name="T110"> </text:span><text:span text:style-name="T118">bi bilo</text:span><text:span text:style-name="T110"> </text:span><text:span text:style-name="T206">nascit</text:span><text:span text:style-name="T110">, </text:span><text:span text:style-name="T154">a ne </text:span><text:span text:style-name="T217">nascuntur</text:span><text:span text:style-name="T110">)</text:span><text:span text:style-name="T7">.</text:span><text:span text:style-name="T173"> </text:span><text:span text:style-name="T7">Parser za asemblerski jezik bio je mnogo lakši za napisati nego parser za AEC, moj programski jezik. Parser za moj programski jezik</text:span><text:span text:style-name="T264"><text:note text:id="ftn12" text:note-class="footnote"><text:note-citation>12</text:note-citation><text:note-body><text:p text:style-name="P44">https://raw.githubusercontent.com/FlatAssembler/AECforWebAssembly/master/parser.cpp</text:p></text:note-body></text:note></text:span><text:span text:style-name="T7"> dugačak je 950 redaka, dok datoteka </text:span><text:span text:style-name="T266">parser.js</text:span><text:span text:style-name="T7"> sadrži 125 redaka. Zapravo, jedino što je nužno parsirati u asembleru za PicoBlaze jesu aritmetički izrazi. Algoritam napisan u datoteci </text:span><text:span text:style-name="T266">parser.js</text:span><text:span text:style-name="T7"> ide ovako:</text:span></text:p>
          <text:list>
            <text:list-item>
              <text:p text:style-name="P88"><text:span text:style-name="T7">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266">parser.js</text:span><text:span text:style-name="T7"> zato za svaki par zagrada umeće čvor s tekstom </text:span><text:span text:style-name="T266">()</text:span><text:span text:style-name="T7">, i njegova su djeca (polje </text:span><text:span text:style-name="T266">children</text:span><text:span text:style-name="T7"> iz klase </text:span><text:span text:style-name="T266">TreeNode</text:span><text:span text:style-name="T7">) niz koji vrati rekurzija.</text:span></text:p>
            </text:list-item>
            <text:list-item>
              <text:p text:style-name="P88"><text:span text:style-name="T7">Prolazi kroz niz koji ti je dao tokenizer i za svaku riječ provjeri nalazi li se na popisu mnemonika (tako se tradicionalno zovu glagoli u asemblerskom jeziku</text:span><text:span text:style-name="T264"><text:note text:id="ftn13" text:note-class="footnote"><text:note-citation>13</text:note-citation><text:note-body><text:p text:style-name="Footnote"><text:span text:style-name="T1">Navodno se tako zovu jer ih je lakše zapamtiti </text:span><text:span text:style-name="T237">nego</text:span><text:span text:style-name="T1"> nizove nula </text:span><text:span text:style-name="T237">i</text:span><text:span text:style-name="T1"> jedinica u strojnom jeziku, od starogrčkog </text:span><text:span text:style-name="T238">μνημονικος</text:span><text:span text:style-name="T1"> (</text:span><text:span text:style-name="T238">mnemonikos</text:span><text:span text:style-name="T1">) što znači </text:span><text:span text:style-name="T238">pamćenje</text:span><text:span text:style-name="T240">. Morate se naviknuti da je informatika prepuna besmislenih imena. Uzmite u obzir </text:span><text:span text:style-name="T241">i</text:span><text:span text:style-name="T240"> da je ime </text:span><text:span text:style-name="T238">digitalna elektronika</text:span><text:span text:style-name="T240"> poprilično besmisleno, ono se prevodi kao </text:span><text:span text:style-name="T239">prst-jantar</text:span><text:span text:style-name="T240">. Nekome bi u antici, tko zna latinski </text:span><text:span text:style-name="T241">i</text:span><text:span text:style-name="T240"> grčki, to ime vjerojatno bilo smiješno. </text:span><text:span text:style-name="T2">Imam jednu anegdotu iz svog studentskog života o tome: Došla je knjižničarka na početku odmora u predavaonicu informirati profesora </text:span><text:span text:style-name="T3">Gorana </text:span><text:span text:style-name="T2">Martinovića da će biti nekakav simpozij gdje bi trebali doći profesori koji se bave humanističkim predmetima, a da misli da se to tiče profesora Martinovića jer on predaje kolegij zvan </text:span><text:span text:style-name="T4">Dizajn programske podrške</text:span><text:span text:style-name="T2">. A profesor Martinović joj odgovori: </text:span><text:span text:style-name="T4">Ah, kolegice, pa nije Vam to nikakav dizajn, to se samo tako zove. </text:span><text:span text:style-name="T2">Knjižničarka ga je, naravno, onda začuđeno pogledala.</text:span></text:p></text:note-body></text:note></text:span><text:span text:style-name="T7">) ili pretprocesorskih direktiva. Ti se </text:span><text:soft-page-break/><text:span text:style-name="T7">popisi nalaze u datoteci </text:span><text:span text:style-name="T266">PicoBlaze.html</text:span><text:span text:style-name="T7">. Ako se riječ na koju si upravo naišao nalazi jednom od tih popisa, a nije da je riječ jednaka </text:span><text:span text:style-name="T266">enable</text:span><text:span text:style-name="T7"> ili </text:span><text:span text:style-name="T266">disable</text:span><text:span text:style-name="T7"> i da je dužina niza jednaka jedinici (jer </text:span><text:span text:style-name="T266">enable</text:span><text:span text:style-name="T7"> i </text:span><text:span text:style-name="T266">disable</text:span><text:span text:style-name="T7">, osim što mogu biti glagoli, mogu biti i, recimo to tako, prilozi glagola </text:span><text:span text:style-name="T266">returni</text:span><text:span text:style-name="T7">),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139">a većina se lingvista slaže da Daniel Everettov opis pirahanske gramatike proturječi Chomskyjevoj univerzalnoj gramatici i zbog toga misle da je netočan</text:span><text:span text:style-name="T7">) tvrde da je pirahanski jezik, slabo dokumentirani jezik iz Brazila, takav </text:span><text:span text:style-name="T13">(da u njemu ne postoje složene rečenice)</text:span><text:span text:style-name="T7">.</text:span></text:p>
            </text:list-item>
            <text:list-item>
              <text:p text:style-name="P88"><text:span text:style-name="T7">Parsiraj aritmetičke izraze. Prvo se baktaj s unarnim operatorima, njih se detektira kao tokeni </text:span><text:span text:style-name="T266">+</text:span><text:span text:style-name="T7"> (plus) i </text:span><text:span text:style-name="T266">–</text:span><text:span text:style-name="T7"> (minus) ispred kojih se ne nalazi ništa (prvi token u nizu), ili se ispred njih nalaze tokeni </text:span><text:span text:style-name="T266">,</text:span><text:span text:style-name="T7"> (zarez), </text:span><text:span text:style-name="T266">(</text:span><text:span text:style-name="T7"> (otvorena zagrada) ili token koji sadrži znak za novi red. Zatim konstruiraj lambda-funkciju </text:span><text:span text:style-name="T266">parseBinaryOperators</text:span><text:span text:style-name="T7"> koja prima niz operatora te prolazi originalni niz u potrazi za njima, i, kada ih nađe, njihove susjedne tokene proglašava njihovom djecom i briše iz niza. Ta se lambda-funkcija prvo poziva za niz samo s operatorom potenciranja, </text:span><text:span text:style-name="T266">^</text:span><text:span text:style-name="T7">, jer on ima najveći prioritet, zatim se poziva za operatore množenja i dijeljenja, </text:span><text:span text:style-name="T266">*</text:span><text:span text:style-name="T7"> i </text:span><text:span text:style-name="T266">/</text:span><text:span text:style-name="T7">, te konačno za zbrajanje i oduzimanje, </text:span><text:span text:style-name="T266">+</text:span><text:span text:style-name="T7"> i </text:span><text:span text:style-name="T266">-</text:span><text:span text:style-name="T7">. Parser za moj programski jezik mora paziti na razliku između lijevo-asocijativnih operatora i desno-asocijativnih operatora </text:span><text:span text:style-name="T89">(kao što su ternarni uvjetni operator </text:span><text:span text:style-name="T288">?:</text:span><text:span text:style-name="T89">, operator pridruživanja </text:span><text:span text:style-name="T288">:=</text:span><text:span text:style-name="T89"> i skraćena pridruživanja </text:span><text:span text:style-name="T288">+=</text:span><text:span text:style-name="T89">, </text:span><text:span text:style-name="T288">-=</text:span><text:span text:style-name="T89">, </text:span><text:span text:style-name="T288">*=</text:span><text:span text:style-name="T89"> i </text:span><text:span text:style-name="T288">/=</text:span><text:span text:style-name="T89">)</text:span><text:span text:style-name="T7">. No, budući da su svi aritmetički operatori lijevo-asocijativni, to</text:span><text:span text:style-name="T232"> </text:span><text:span text:style-name="T234">u </text:span><text:span text:style-name="T163">parseru za asemblerski jezik</text:span><text:span text:style-name="T232"> </text:span><text:span text:style-name="T7">nije potrebno.</text:span></text:p>
            </text:list-item>
          </text:list>
        </text:list-item>
      </text:list>
      <text:p text:style-name="P42"><text:span text:style-name="T7">Na kraju bismo trebali dobiti asemblerski kod u obliku LISP-ovog S-izraza, koje JavaScript u <text:s/>datoteci </text:span><text:span text:style-name="T266">PicoBlaze.html</text:span><text:span text:style-name="T7"> za potrebe traženja grešaka u asembleru ispisuje na preglednikovu konzolu JavaScriptinom naredbom </text:span><text:span text:style-name="T266">console.log</text:span><text:span text:style-name="T7">.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43"><text:span text:style-name="T107">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104">Zbog toga me je kritizirao korisnik Reddita </text:span><text:span text:style-name="T205">Fofeu</text:span><text:span text:style-name="T205"><text:note text:id="ftn14" text:note-class="footnote"><text:note-citation>14</text:note-citation><text:note-body><text:p text:style-name="P45">https://www.reddit.com/r/ProgrammingLanguages/comments/iehbmj/comment/g2kevqm/?utm_source=share&amp;utm_medium=web2x&amp;context=3</text:p></text:note-body></text:note></text:span><text:span text:style-name="T104">, koji tvrdi da je doktor informatike koji specijalizira </text:span><text:span text:style-name="T105">teoriju compilera</text:span><text:span text:style-name="T104">. </text:span><text:span text:style-name="T106">On kaže da, osim što frameworksi za pisanje parsera skraćuju kôd parsera 5 ili 10 puta, također odbijaju parsirati nekonzistentne gramatike. </text:span><text:span text:style-name="T108">A, po njemu, trivijalno je nenamjerno smisliti nekonzistentnu gramatiku za programski jezik. </text:span><text:span text:style-name="T109">I kaže da mu se ne da proučiti gramatiku koju sam smislio da vidi je li konzistentna, jer je vjerojatnost da je amater poput mene uspio smisliti konzistentnu gramatiku koja je toliko komplicirana (950 redaka u čistom C++-u) zanemariva.</text:span></text:p>
      <text:p text:style-name="P83"><text:span text:style-name="T109">D</text:span><text:span text:style-name="T7">a sam PicoBlaze asemblerski kôd išao parsirati pomoću alata kao što je BISON (recimo da postoji BISON </text:span><text:span text:style-name="T118">kompatibilan s</text:span><text:span text:style-name="T7"> JavaScript</text:span><text:span text:style-name="T118">om</text:span><text:span text:style-name="T7">), kako bih mu mogao objasniti onaj problem s </text:span><text:span text:style-name="T268">enable</text:span><text:span text:style-name="T7"> i </text:span><text:span text:style-name="T268">disable</text:span><text:span text:style-name="T7">, da su te riječi nekada glagoli, a nekada prilozi, i da ih treba različito parsirati ovisno o tome? Otvorio sam to pitanje na forumu o izradi programskih jezika</text:span><text:span text:style-name="T7"><text:note text:id="ftn15" text:note-class="footnote"><text:note-citation>15</text:note-citation><text:note-body><text:p text:style-name="P45">https://languagedesign.stackexchange.com/q/1679/330</text:p></text:note-body></text:note></text:span><text:span text:style-name="T7">.</text:span></text:p>
      <text:list xml:id="list125460197829105" text:continue-numbering="true" text:style-name="WWNum1">
        <text:list-item>
          <text:p text:style-name="P85"><text:span text:style-name="T266">preprocessor.js</text:span><text:span text:style-name="T7"> – Prima strukturu koju pravi parser i određuje adrese labelsa (labelsi su oznake na koje je moguće skočiti naredbom </text:span><text:span text:style-name="T266">goto</text:span><text:span text:style-name="T7">, ili, kako se u assemblerskom jeziku zove ta naredba, </text:span><text:span text:style-name="T266">jump</text:span><text:span text:style-name="T7">).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266">int 0x3</text:span><text:span text:style-name="T7"> (u doba DOS-a služila za pozivanje debuggera) ima 8 bitova (u heksadekadskom formatu je </text:span><text:span text:style-name="T266">cc</text:span><text:span text:style-name="T7">), dok</text:span><text:span text:style-name="T266"> int 0x20</text:span><text:span text:style-name="T7"> (u doba prvih verzija DOS-a služila za zatvaranje programa) ima 16 bitova (u heksadekadskom formatu je </text:span><text:soft-page-break/><text:span text:style-name="T266">20cd</text:span><text:span text:style-name="T7">), a </text:span><text:span text:style-name="T266">mov rax,[3*rbx+7]</text:span><text:span text:style-name="T7"> ima 40 bitova (heksadekadski </text:span><text:span text:style-name="T266">8b485b440007</text:span><text:span text:style-name="T7">). Potprogram </text:span><text:span text:style-name="T266">preprocessor.js</text:span><text:span text:style-name="T7"> također izvršava i sprema rezultate direktiva </text:span><text:span text:style-name="T266">constant</text:span><text:span text:style-name="T7"> i </text:span><text:span text:style-name="T266">namereg</text:span><text:span text:style-name="T7"> (za preimenovanje registara u smislene nazive) u </text:span><text:span text:style-name="T266">Map</text:span><text:span text:style-name="T7">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173"> Only PERL can parse PERL.</text:span><text:span text:style-name="T7">.</text:span><text:span text:style-name="T173"> </text:span><text:span text:style-name="T7">Potprogram </text:span><text:span text:style-name="T266">preprocessor.js</text:span><text:span text:style-name="T7"> ima 140 redaka.</text:span></text:p>
          <text:p text:style-name="P96"><text:span text:style-name="T7">Compiler za moj programski jezik nema pretprocesor. Jedino u njemu što bi donekle podsjećalo na pretprocesor je to što driver, ako su prve dvije riječi u nizu koji vrati tokenizer „</text:span><text:span text:style-name="T268">#target WASI</text:span><text:span text:style-name="T7">” ili „</text:span><text:span text:style-name="T268">#targe</text:span><text:span text:style-name="T273">t</text:span><text:span text:style-name="T268"> browser</text:span><text:span text:style-name="T7">”, postavlja da globalna varijabla </text:span><text:span text:style-name="T268">compilation_target</text:span><text:span text:style-name="T7"> bude jednaka toj drugoj riječi, i onda izbriše te prve dvije riječi iz niza (prije nego što ga preda parseru). </text:span><text:span text:style-name="T34">Budući da tokenizer briše komentare, prije rečenice „</text:span><text:span text:style-name="T273">#target WASI</text:span><text:span text:style-name="T34">” ili „</text:span><text:span text:style-name="T273">#target browser</text:span><text:span text:style-name="T34">” mogu postojati komentari, ali ne mogu postojati nikakve deklaracije. Naime, postoje dvije veoma različite okoline u kojima se WebAssembly (koji ispisuje moj compiler) može pokretati, to su internetski preglednik (</text:span><text:span text:style-name="T185">browser</text:span><text:span text:style-name="T34">) i WASI (</text:span><text:span text:style-name="T185">WebAssembly System Interface</text:span><text:span text:style-name="T34">, </text:span><text:span text:style-name="T35">što je pokušaj da se napravi standard pomoću kojeg je moguće izrađivati command-line programe koji će se vrtjeti na više operacijskih sustava </text:span><text:span text:style-name="T36">koristeći WebAssembly</text:span><text:span text:style-name="T34">). Oni, između ostalog, zahtijevaju da se globalne varijable deklariraju na različit način. A svi programi koje ispisuje moj compiler koriste globalnu varijablu zvanu </text:span><text:span text:style-name="T273">$stack_pointer</text:span><text:span text:style-name="T34">. To je, dakle, bio </text:span><text:span text:style-name="T185">quick-and-dirty fix</text:span><text:span text:style-name="T34"> da se moj compiler može koristiti ako ciljamo WASI.</text:span></text:p>
        </text:list-item>
        <text:list-item>
          <text:p text:style-name="P85"><text:span text:style-name="T266">simulator.js</text:span><text:span text:style-name="T7"> – Taj se potprogram pokreće u zasebnoj dretvi kad pritisnemo tipku </text:span><text:span text:style-name="T173">play</text:span><text:span text:style-name="T7"> ili </text:span><text:span text:style-name="T173">fast forward</text:span><text:span text:style-name="T7">, a u istoj dretvi ako pritisnemo tipku </text:span><text:span text:style-name="T173">single step</text:span><text:span text:style-name="T7">. On čita strojni kod u heksadekadskom obliku koji je u globalni objekt </text:span><text:span text:style-name="T266">machineCode</text:span><text:span text:style-name="T7"> (deklariran u </text:span><text:span text:style-name="T266">PicoBlaze.html</text:span><text:span text:style-name="T7">) upisao potprogram </text:span><text:span text:style-name="T266">assembler.js</text:span><text:span text:style-name="T7">, te simulira PicoBlaze pišući i čitajući iz memorije (globalni objekt </text:span><text:span text:style-name="T266">memory</text:span><text:span text:style-name="T7"> tipa </text:span><text:span text:style-name="T266">Uint8Array</text:span><text:span text:style-name="T7"> deklariran u </text:span><text:span text:style-name="T266">PicoBlaze.html</text:span><text:span text:style-name="T7">), registara (niz, zvan</text:span><text:span text:style-name="T266"> registers</text:span><text:span text:style-name="T7">,</text:span><text:span text:style-name="T266"> </text:span><text:span text:style-name="T7">od dva globalna objekta tipa <text:s/></text:span><text:span text:style-name="T266">Uint8Array</text:span><text:span text:style-name="T7"> deklarirana u <text:s/></text:span><text:span text:style-name="T266">PicoBlaze.html</text:span><text:span text:style-name="T7">, te globalna varijabla </text:span><text:span text:style-name="T266">PC</text:span><text:span text:style-name="T7">, </text:span><text:span text:style-name="T225">program counter</text:span><text:span text:style-name="T165">, koja pokazuje na naredbu u memoriji koja se trenutno izvršava</text:span><text:span text:style-name="T7">) i zastavica (gloablnih nizova </text:span><text:span text:style-name="T266">flagC</text:span><text:span text:style-name="T7">, </text:span><text:span text:style-name="T266">flagZ</text:span><text:span text:style-name="T7"> te globalnih varijabli </text:span><text:span text:style-name="T266">flagIE</text:span><text:span text:style-name="T7"> i </text:span><text:span text:style-name="T266">regbank</text:span><text:span text:style-name="T7">), pišući u izlaze (globalni objekt </text:span><text:span text:style-name="T266">output</text:span><text:span text:style-name="T7">), čitajući, koristeći DOM, ulaze iz one tablice s 256 HTML-ovih </text:span><text:span text:style-name="T266">input</text:span><text:span text:style-name="T7">-a, te upravljajući stogom </text:span><text:span text:style-name="T266">callStack</text:span><text:span text:style-name="T7">. Naknadno je dodano da za svaku naredbu provjerava je li na njoj breakpoint </text:span><text:span text:style-name="T87">(to je moguće tako što globalni objekt </text:span><text:span text:style-name="T287">machineCode</text:span><text:span text:style-name="T87">, osim heksadekadskih stringova koji predstavljaju naredbe u strojnom kodu, sadrži i redni broj linije asemblerskog koda odakle naredbe dolaze, pa potprogram </text:span><text:span text:style-name="T287">simulator.js</text:span><text:span text:style-name="T87"> može provjeriti nalazi li se redni broj linije asemblerskog koda odakle dolazi trenutna naredba strojnog koda u globalnom nizu </text:span><text:span text:style-name="T287">breakpoints</text:span><text:span text:style-name="T87">)</text:span><text:span text:style-name="T7">. Potprogram </text:span><text:span text:style-name="T266">simulator.js</text:span><text:span text:style-name="T7">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73">rebus sic stantibus</text:span><text:span text:style-name="T7">,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97"><text:span text:style-name="T7">Pri pisanju </text:span><text:span text:style-name="T268">simulator.js</text:span><text:span text:style-name="T7"> naletio sam na problem da je on daleko sporiji od drugih simulatora PicoBlazea, o čemu sam pisao pred kraj ovog teksta. Također sam naletio na problem da ne znam kako se zastavice (flags) na PicoBlazeu ponašaju kada se prom</text:span><text:span text:style-name="T42">i</text:span><text:span text:style-name="T7">jeni </text:span><text:span text:style-name="T173">regbank</text:span><text:span text:style-name="T7">, da li zadržavaju svoj sadržaj ili postoje zasebne zastavice za svaki </text:span><text:span text:style-name="T173">regbank </text:span><text:span text:style-name="T7">(kao na računalu Z80, koji je po mnogo čemu sličan PicoBlazeu, ali o njemu ima daleko više informacija na internetu). Odlučio sam u </text:span><text:span text:style-name="T268">simulator.js</text:span><text:span text:style-name="T7"> uprogramirati da za svaki </text:span><text:span text:style-name="T173">regbank</text:span><text:span text:style-name="T7"> postoje zasebne zastavice </text:span><text:span text:style-name="T42">(kao na Z80)</text:span><text:span text:style-name="T7">, </text:span><text:span text:style-name="T39">a ispod tablice sa zastavicima napisati napomenu „</text:span><text:span text:style-name="T187">I have good reasons to think the emulation of flags is unrealistic, especially when it comes to REGBANKs.</text:span><text:span text:style-name="T39">”</text:span><text:span text:style-name="T7">. </text:span><text:span text:style-name="T101">Također sam naletio na problem da sam i u </text:span><text:soft-page-break/><text:span text:style-name="T291">assembler.js</text:span><text:span text:style-name="T101"> i </text:span><text:span text:style-name="T103">u</text:span><text:span text:style-name="T101"> </text:span><text:span text:style-name="T291">simulator.js</text:span><text:span text:style-name="T101"> uprogramirao krivi </text:span><text:span text:style-name="T203">opcode</text:span><text:span text:style-name="T101"> za mnemoniku </text:span><text:span text:style-name="T291">star</text:span><text:span text:style-name="T101"> (</text:span><text:span text:style-name="T223">st</text:span><text:span text:style-name="T203">ore </text:span><text:span text:style-name="T223">ar</text:span><text:span text:style-name="T203">gument</text:span><text:span text:style-name="T101">, stavi podatak u registar u drugoj </text:span><text:span text:style-name="T203">regbanki</text:span><text:span text:style-name="T101">, </text:span><text:span text:style-name="T148">naime, zamišljeno je da glavni program koristi jednu regbanku, a funkcije koriste drugu regbanku, i da se argumenti koje šaljemo funkcijama spremaju u drugu regbanku</text:span><text:span text:style-name="T101">), </text:span><text:span text:style-name="T102">ali to sam brzo dijagnosticirao i ispravio kad sam primjer </text:span><text:span text:style-name="T204">Binary to Decimal</text:span><text:span text:style-name="T102"> pokrenuo na pravom PicoBlazeu </text:span><text:span text:style-name="T147">(usporedio sam heksadekadsku datoteku koju ispisuje moj asembler i heksadekadsku datoteku koju ispisuje Xilinxov asembler)</text:span><text:span text:style-name="T102">.</text:span></text:p>
        </text:list-item>
        <text:list-item>
          <text:p text:style-name="P85"><text:span text:style-name="T266">tokenizer.js</text:span><text:span text:style-name="T7"> – Tokenizer je dio compilera koji kaže drugim dijelovima compilera gdje završava koja riječ, a gdje počinje druga, u programskom jeziku. Riječi u programskom jeziku zovu se tokeni (engleski </text:span><text:span text:style-name="T173">token</text:span><text:span text:style-name="T7"> izvan svijeta informatike znači </text:span><text:span text:style-name="T173">oznaka</text:span><text:span text:style-name="T7">).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173">hiragana</text:span><text:span text:style-name="T7">, </text:span><text:span text:style-name="T173">katakana</text:span><text:span text:style-name="T7"> i </text:span><text:span text:style-name="T173">kandži</text:span><text:span text:style-name="T7">. </text:span><text:span text:style-name="T173">Kandži</text:span><text:span text:style-name="T7"> su kineski znakovi i koriste se za pisanje korijena riječi </text:span><text:span text:style-name="T28">(i izvorno japanskih riječi i ranih posuđenica iz kineskog)</text:span><text:span text:style-name="T7">. </text:span><text:span text:style-name="T173">Katakana</text:span><text:span text:style-name="T7"> je slogovno pismo koje se </text:span><text:span text:style-name="T28">na japanskom jeziku</text:span><text:span text:style-name="T7"> koristi za pisanje korijena stranih riječi ili onomatopeja. </text:span><text:span text:style-name="T28">Drugim riječima, čim naučite katakanu, možete, čim vidite neki tekst na japanskom jeziku, prepoznati koje su riječi posuđenice i po njima odrediti o čemu je tekst. To nije slučaj na, recimo, korejskom jeziku</text:span><text:span text:style-name="T7">. </text:span><text:span text:style-name="T29">U Južnoj Koreji se i gramatički afiksi i strane riječi pišu hangulom, a u Sjevernoj Koreji se čak i korijeni riječi pišu hangulom (jer je u Sjevernoj Koreji </text:span><text:span text:style-name="T33">u sklopu lingvističkog purizma</text:span><text:span text:style-name="T29"> zabranjeno korejski jezik pisati kineskim znakovima). Makar hangul bio lakši za naučiti ljudima naviknutim na alfabete nego što je katakana, da bismo </text:span><text:span text:style-name="T31">u tekstu</text:span><text:span text:style-name="T29"> na korejskom jeziku prepoznali posuđenice, moramo dekodirati čitav tekst, a ne samo posebno označene riječi </text:span><text:span text:style-name="T30">(kao što su na japanskom jeziku posuđenice posebno označene tako što su pisane katakanom)</text:span><text:span text:style-name="T29">.</text:span><text:span text:style-name="T7"> </text:span><text:span text:style-name="T173">Hiragana</text:span><text:span text:style-name="T7"> je slogovno pismo koji se koristi za pisanje gramatičkih afiksa (prefiksa i sufiksa) </text:span><text:span text:style-name="T28">na japanskom jeziku</text:span><text:span text:style-name="T7">.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2">Tokenizer, osim toga, briše komentare.</text:span><text:span text:style-name="T7"> Potprogram </text:span><text:span text:style-name="T266">tokenizer.js</text:span><text:span text:style-name="T7"> ima 95 linija. Tokenizer za moj programski jezik</text:span><text:span text:style-name="T264"><text:note text:id="ftn16" text:note-class="footnote"><text:note-citation>16</text:note-citation><text:note-body><text:p text:style-name="P44">https://github.com/FlatAssembler/AECforWebAssembly/raw/master/tokenizer.cpp</text:p></text:note-body></text:note></text:span><text:span text:style-name="T7">, za usporedbu, ima 260 linija. Jedna od glavnih razlika između algoritma koji sam koristio za svoj programski jezik i algoritma koji sam koristio za PicoBlaze je ta što u PicoBlazeu nisam pokušavao zapisivati broj stupca (</text:span><text:span text:style-name="T173">column number</text:span><text:span text:style-name="T7">),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266">\”</text:span><text:span text:style-name="T7">...), dok tokenizer za PicoBlazeov asembler ne mora. U compileru za moj programski jezik tokenizer zamjenjuje tokene poput </text:span><text:span text:style-name="T266">'a'</text:span><text:span text:style-name="T7"> odgovarajućim ASCII vrijednostima (što možda i nije bila dobra ideja, jer poruke o pogreškama tipa</text:span><text:span text:style-name="T173"> unexpected token </text:span><text:span text:style-name="T7">zbog toga mogu biti nejasne), u asembleru za PicoBlaze to radi potprogram </text:span><text:span text:style-name="T266">TreeNode.js</text:span><text:span text:style-name="T7">.</text:span></text:p>
          <text:p text:style-name="P98"><text:span text:style-name="T7">Kada sam pisao primjer PicoBlaze asemblerskog programa zvan „</text:span><text:span text:style-name="T173">Regbanks-Flags Test</text:span><text:span text:style-name="T7">”, naletio sam na idući problem. Programi kao što je ovaj:</text:span></text:p>
          <text:p text:style-name="P91">address 0</text:p>
          <text:p text:style-name="P91">load s9, " "</text:p>
          <text:p text:style-name="P89"><text:span text:style-name="T138">Prva naredba znači „</text:span><text:span text:style-name="T213">Počni pisati strojni kod od adrese 0.</text:span><text:span text:style-name="T138">” (i svaki PicoBlaze asemblerski program mora počinjati takvom naredbom), a druga naredba znaći „</text:span><text:span text:style-name="T213">U registar </text:span><text:span text:style-name="T300">s9</text:span><text:span text:style-name="T213"> učitaj ASCII vrijednost razmaka.</text:span><text:span text:style-name="T138">”. Kad sam svom PicoBlaze simulatoru zadao da to asemblira, dobio sam ovakvu poruku o pogrešci: „</text:span><text:span text:style-name="Emphasis"><text:span text:style-name="T230">Line </text:span></text:span><text:span text:style-name="Emphasis"><text:span text:style-name="T231">#2</text:span></text:span><text:span text:style-name="Emphasis"><text:span text:style-name="T230">: The AST node "load" should have exactly three child nodes (a comma is also a child node).</text:span></text:span><text:span text:style-name="T138">”. To sam na brzinu riješio tako što sam umjesto druge naredbe napisao:</text:span></text:p>
          <text:p text:style-name="P91">load s9, 20 ;Space</text:p>
          <text:p text:style-name="P93">Naime, 20 je heksadekadski ASCII kod od razmaka. Pretpostav<text:span text:style-name="T370">io sam odmah</text:span> da se programi kao što je onaj koji sam napisao gore ne daju asemblirati zbog nekog buga u tokenizeru, ali nisam točnije dijagnosticirao problem. <text:span text:style-name="T370">Tek sam sutradan uspio točnije dijagnosticirati i riješiti problem. Trebalo mi je malo vremena da se prisjetim kako program koji sam napisao tri godine ranije funkcionira.</text:span></text:p>
        </text:list-item>
      </text:list>
      <text:p text:style-name="P28"><text:span text:style-name="T7">Osim tih datoteka, u GitHub repozitoriju nalaze se slike napravljene u GIMP-u (Linuxov Paint) i Inkscapeu (Linuxov Publisher) te primjeri programa za PicoBlaze koje je moguće dohvatiti klikajući na </text:span><text:span text:style-name="T173">examplese</text:span><text:span text:style-name="T7">. Slike koje predstavljaju </text:span><text:span text:style-name="T173">play</text:span><text:span text:style-name="T7">, </text:span><text:span text:style-name="T173">pause</text:span><text:span text:style-name="T7">, </text:span><text:span text:style-name="T173">stop</text:span><text:span text:style-name="T7">, </text:span><text:span text:style-name="T173">fast forward</text:span><text:span text:style-name="T7"> i </text:span><text:span text:style-name="T173">single step</text:span><text:span text:style-name="T7"> su u SVG formatu i uređivane u </text:span><text:soft-page-break/><text:span text:style-name="T7">Inkscapeu. Ikona za </text:span><text:span text:style-name="T173">Assembler Test</text:span><text:span text:style-name="T7"> u GIF je formatu i uređivana u GIMP-u. Ikone za primjer </text:span><text:span text:style-name="T173">Hexadecimal Counter</text:span><text:span text:style-name="T7"> te ikona koja predstavlja točku prekida (</text:span><text:span text:style-name="T173">breakpoint</text:span><text:span text:style-name="T7">)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79"><text:span text:style-name="T7">U compileru za moj programski jezik još postoji, kao i u compilerima za većinu programskih jezika, semantički analizer</text:span><text:span text:style-name="T7"><text:note text:id="ftn17" text:note-class="footnote"><text:note-citation>17</text:note-citation><text:note-body><text:p text:style-name="P45">https://github.com/FlatAssembler/AECforWebAssembly/raw/master/semanticAnalyzer.cpp</text:p></text:note-body></text:note></text:span><text:span text:style-name="T7">. </text:span><text:span text:style-name="T19">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180">More people have been to Russia than I have.</text:span><text:span text:style-name="T19">”, „</text:span><text:span text:style-name="T180">Više je ljudi bilo u Rusiji nego što sam ja bio.</text:span><text:span text:style-name="T19">”.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180">Bezbojne zelene ideje spavaju bijesno.</text:span><text:span text:style-name="T19">”,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180">Omne homo habens asinum videt illum.</text:span><text:span text:style-name="T19">”, nju je teško gramatički analizirati, ali, po njemu, svatko tko govori latinski složit će se da je to gramatički ispravna rečenica i da znači „</text:span><text:span text:style-name="T180">Ne posjeduješ magarca ako ga ne vidiš.</text:span><text:span text:style-name="T19">”. Govornici engleskog jezika ne slažu se što znači „</text:span><text:span text:style-name="T180">More people have been to Russia than I have.</text:span><text:span text:style-name="T19">”, ustvari, velika većina ljudi, kada razmisli, slaže se da ona ne znači ništa. </text:span><text:span text:style-name="T43">Ne znam</text:span><text:span text:style-name="T40"> mogu li r</text:span><text:span text:style-name="T38">ečenice kao što </text:span><text:span text:style-name="T41">je</text:span><text:span text:style-name="T38"> „</text:span><text:span text:style-name="T186">Omne homo habens asinum videt illum.</text:span><text:span text:style-name="T38">” postojati u programskim jezicima</text:span><text:span text:style-name="T38"><text:note text:id="ftn18" text:note-class="footnote"><text:note-citation>18</text:note-citation><text:note-body><text:p text:style-name="P78">Korisnik StackExchangea <text:span text:style-name="T317">kaya3</text:span><text:span text:style-name="T337"> misli da se re</text:span><text:span text:style-name="T251">čenice kao što je „</text:span><text:span text:style-name="T244">Omne homo habens asinum videt illum.</text:span><text:span text:style-name="T251">” mogu napraviti u Rustu i u drugim programskim jezicima koji podržavaju </text:span><text:span text:style-name="T244">pattern-matching</text:span><text:span text:style-name="T251">: </text:span><text:span text:style-name="T303">https://languagedesign.stackexchange.com/a/1463/330</text:span></text:p></text:note-body></text:note></text:span><text:span text:style-name="T38">, ali rečenice kao što su „</text:span><text:span text:style-name="T186">More people have been to Russia than I have.</text:span><text:span text:style-name="T38">” </text:span><text:span text:style-name="T40">sigurno</text:span><text:span text:style-name="T38"> mogu.</text:span><text:span text:style-name="T19"> </text:span><text:span text:style-name="T38">Ipak, m</text:span><text:span text:style-name="T20">islim da semantički analizer nije potreban za asemblerski jezik, jer mislim da je </text:span><text:span text:style-name="T21">na</text:span><text:span text:style-name="T20"> asemblerskom jeziku nemoguće konstruirati rečenicu </text:span><text:span text:style-name="T22">kao što je</text:span><text:span text:style-name="T20"> „</text:span><text:span text:style-name="T181">More people have been to Russia than I have.</text:span><text:span text:style-name="T20">”, </text:span><text:span text:style-name="T38">iako su takve rečenice moguće u višim programskim jezicima</text:span><text:span text:style-name="T20">.</text:span></text:p>
      <text:p text:style-name="P38"><text:span text:style-name="T20">A</text:span><text:span text:style-name="T43">ko radite neki viši programski jezik (a ne asembler), nikad ne možete biti sigurni da će se vaš compiler ponašati smisleno u svim mogućim situacijama. </text:span><text:span text:style-name="T50">Dati ću vam ideju o tome jednom nedavnom anegdotom iz svog života. P</text:span><text:span text:style-name="T43">itao sam na internetskom forumu na koje sve probleme možeš naletjeti kad implementiraš ternarni uvjetni operator </text:span><text:span text:style-name="T274">?:</text:span><text:span text:style-name="T274"><text:note text:id="ftn19" text:note-class="footnote"><text:note-citation>19</text:note-citation><text:note-body><text:p text:style-name="P45">https://languagedesign.stackexchange.com/q/1469/330</text:p></text:note-body></text:note></text:span><text:span text:style-name="T43">.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274">?:</text:span><text:span text:style-name="T43"> u PHP-u skraćeno pišu </text:span><text:span text:style-name="T189">else-if</text:span><text:span text:style-name="T43"> izrazi)</text:span><text:span text:style-name="T43"><text:note text:id="ftn20" text:note-class="footnote"><text:note-citation>20</text:note-citation><text:note-body><text:p text:style-name="P45">https://wiki.php.net/rfc/ternary_associativity</text:p></text:note-body></text:note></text:span><text:span text:style-name="T43">. Moj compiler koji prevodi moj programski jezik na x86 asembler</text:span><text:span text:style-name="T46">ski jezik</text:span><text:span text:style-name="T43"> (koji sam napisao u 4. razredu gimnazije, nije pretjerano kvalitetan projekt, </text:span><text:span text:style-name="T46">pisan je u JavaScriptu i može se pokrenuti u internetskom pregledniku</text:span><text:span text:style-name="T46"><text:note text:id="ftn21" text:note-class="footnote"><text:note-citation>21</text:note-citation><text:note-body><text:p text:style-name="P45">https://flatassembler.github.io/compiler.html</text:p></text:note-body></text:note></text:span><text:span text:style-name="T43">) krivo prevodi taj operator na asembler</text:span><text:span text:style-name="T46">ski jezik</text:span><text:span text:style-name="T43">. </text:span><text:span text:style-name="T44">Naime, on prevodi drugi i treći operand prije nego što prev</text:span><text:span text:style-name="T51">e</text:span><text:span text:style-name="T44">d</text:span><text:span text:style-name="T51">e</text:span><text:span text:style-name="T44"> prvi operand, a to, kako me je upozorio </text:span><text:span text:style-name="T188">rici</text:span><text:span text:style-name="T188"><text:note text:id="ftn22" text:note-class="footnote"><text:note-citation>22</text:note-citation><text:note-body><text:p text:style-name="P45">https://stackoverflow.com/a/62104607/8902065</text:p></text:note-body></text:note></text:span><text:span text:style-name="T44">, može dovesti do greške kao što je dijeljenje s nulom. Naime, netko bi se mogao pokušati zaštititi od dijeljenja s nulom tako što napiše „</text:span><text:span text:style-name="Source_20_Text"><text:span text:style-name="T275">d = 0 ? 0 : n / d</text:span></text:span><text:span text:style-name="T44">” (ako je varijabla </text:span><text:span text:style-name="T275">d</text:span><text:span text:style-name="T44"> jednaka nuli; </text:span><text:span text:style-name="T275">=</text:span><text:span text:style-name="T44"> u mom programskom jeziku znači jednakost, a ne pridruživanje kao </text:span><text:span text:style-name="T46">što znači</text:span><text:span text:style-name="T44"> u C-u), a to neće funkcionirati u dijalektu mog programskog jezika koji se prevodi na x86 </text:span><text:span text:style-name="T45">jer</text:span><text:span text:style-name="T44"> se „</text:span><text:span text:style-name="T275">n / d</text:span><text:span text:style-name="T44">” </text:span><text:span text:style-name="T46">(treći operand)</text:span><text:span text:style-name="T44"> izračunava prije nego </text:span><text:span text:style-name="T49">što se izračunava</text:span><text:span text:style-name="T44"> „</text:span><text:span text:style-name="T275">d = 0</text:span><text:span text:style-name="T44">” </text:span><text:span text:style-name="T46">(prvi operand)</text:span><text:span text:style-name="T44">. </text:span><text:span text:style-name="T46">Pa mi je </text:span><text:span text:style-name="T190">kaya3</text:span><text:span text:style-name="T46"> odgovorio da je jedna od stvari na koju moramo paziti kad implementiramo </text:span><text:span text:style-name="T276">?:</text:span><text:span text:style-name="T46"> da se naš compiler ponaša smisleno ako netko zabunom pokuša kao drugi i treći operand staviti strukture različitog tipa </text:span><text:span text:style-name="T48">(Za moj programski jezik, smisleno bi bilo da semantički analizer to ne propusti do jezgre compilera.)</text:span><text:span text:style-name="T46">. Hm, ne sjećam se da sam na to mislio kad sam pisao svoj compiler koji prevodi moj programski jezik na WebAssembly </text:span><text:span text:style-name="T52">(Za onaj moj compiler koji ga prevodi na x86 to nije bitno, jer on ne podržava strukture.)</text:span><text:span text:style-name="T46">. Idem isprobati kako će moj compiler reagirati na to</text:span><text:span text:style-name="T46"><text:note text:id="ftn23" text:note-class="footnote"><text:note-citation>23</text:note-citation><text:note-body><text:p text:style-name="P71">Program kojim sam to isprobao dostupan je na mom GitHub profilu: <text:span text:style-name="T267">https://github.com/FlatAssembler/AECforWebAssembly/issues/19#issue-1751055396</text:span></text:p></text:note-body></text:note></text:span><text:span text:style-name="T46">. </text:span><text:span text:style-name="T47">On je ispisivao ovakvu poruku o pogrešci:</text:span></text:p>
      <text:p text:style-name="P37"><text:soft-page-break/><text:span text:style-name="Source_20_Text"><text:span text:style-name="T277">Line 10, Column 29, Internal compiler error: Some part of the compiler attempted to compile an array with size less than 1, which doesn't make sense. Throwing an exception!</text:span></text:span></text:p>
      <text:p text:style-name="P39"><text:span text:style-name="Source_20_Text"><text:span text:style-name="T47">A u programu koji sam mu zadao da compilira nigdje nema </text:span></text:span><text:span text:style-name="Source_20_Text"><text:span text:style-name="T191">arraysova</text:span></text:span><text:span text:style-name="Source_20_Text"><text:span text:style-name="T47">. Stvarno apsurdna poruka o pogrešci, zar ne? </text:span></text:span><text:span text:style-name="Source_20_Text"><text:span text:style-name="T53">Spadal</text:span></text:span><text:span text:style-name="Source_20_Text"><text:span text:style-name="T51">a</text:span></text:span><text:span text:style-name="Source_20_Text"><text:span text:style-name="T53"> bi u kategoriju </text:span></text:span><text:span text:style-name="Source_20_Text"><text:span text:style-name="T192">not even wrong</text:span></text:span><text:span text:style-name="Source_20_Text"><text:span text:style-name="T53">, ne možeš smisliti kako bi neka greška u compileru dovela do te poruke. Trebalo mi je nekoliko sati da shvatim što se </text:span></text:span><text:span text:style-name="Source_20_Text"><text:span text:style-name="T57">zapravo</text:span></text:span><text:span text:style-name="Source_20_Text"><text:span text:style-name="T53"> u mom compileru događa. Što i nije iznenađujuće s obzirom na to da sam taj compiler pisao tri godine ranije, kad sam bio druga godina. </text:span></text:span><text:span text:style-name="Source_20_Text"><text:span text:style-name="T54">Vjerojatno bi mi trebalo </text:span></text:span><text:span text:style-name="Source_20_Text"><text:span text:style-name="T58">manje vremena </text:span></text:span><text:span text:style-name="Source_20_Text"><text:span text:style-name="T60">(a ne nekoliko sati)</text:span></text:span><text:span text:style-name="Source_20_Text"><text:span text:style-name="T58"> </text:span></text:span><text:span text:style-name="Source_20_Text"><text:span text:style-name="T59">da otkrijem što se u mom compileru događa</text:span></text:span><text:span text:style-name="Source_20_Text"><text:span text:style-name="T54"> da znam koristiti debugger. U biti, taj kôd kojim sam testirao kako će moj compiler reagirati na to da netko stavi strukture različitog tipa kao drugi i treći operand operatora </text:span></text:span><text:span text:style-name="Source_20_Text"><text:span text:style-name="T278">?:</text:span></text:span><text:span text:style-name="Source_20_Text"><text:span text:style-name="T54"> </text:span></text:span><text:span text:style-name="Source_20_Text"><text:span text:style-name="T193">triggerao</text:span></text:span><text:span text:style-name="Source_20_Text"><text:span text:style-name="T54"> je dva buga u mom compileru, jedan u semantičkom analizeru, a jedan u jezgri compilera. </text:span></text:span><text:span text:style-name="Source_20_Text"><text:span text:style-name="T55">Onaj u jezgri compilera </text:span></text:span><text:span text:style-name="Source_20_Text"><text:span text:style-name="T194">triggerao</text:span></text:span><text:span text:style-name="Source_20_Text"><text:span text:style-name="T55"> </text:span></text:span><text:span text:style-name="Source_20_Text"><text:span text:style-name="T56">se </text:span></text:span><text:span text:style-name="Source_20_Text"><text:span text:style-name="T55">samo ako su strukture prazne. </text:span></text:span><text:span text:style-name="Source_20_Text"><text:span text:style-name="T48">I tko zna koliko takvih situacija, u kojima se moj compiler neće ponašati smisleno, još ima, kojih nisam svjestan. </text:span></text:span><text:span text:style-name="Source_20_Text"><text:span text:style-name="T134">Pa, ipak, viši programski jezici razlog su zašto računala mogu sve ono što mogu danas. Da postoje samo strojni jezici i asemblerski jezici, internet gotovo sigurno ne bi postojao.</text:span></text:span></text:p>
      <text:p text:style-name="P13">U nekim programskim jezicima još mogu postojati i rečenice kao što je „<text:span text:style-name="T317">Time flies like an arrow.</text:span>” (Je li <text:span text:style-name="T317">flies</text:span> ovdje glagol ili imenica? Je li <text:span text:style-name="T317">like</text:span> ovdje glagol ili veznik? <text:span text:style-name="T336">O tome ovisi kako ćemo parsirati tu rečenicu.</text:span>). Za takve programske jezike compileri između tokenizera i parsera imaju leksički analizer, koji parseru naznačuje koja je riječ koje vrste. Takve su rečenice moguće u C-u i C++-u, i to je poznato kao <text:span text:style-name="T317">typedef problem</text:span>. O<text:span text:style-name="T326">n je pojava da, </text:span><text:span text:style-name="T332">izvan konteksta</text:span><text:span text:style-name="T326">, </text:span><text:span text:style-name="T327">prvi*drugi;</text:span><text:span text:style-name="T326"> (točka-zarez je dio izraza) može značiti i „</text:span><text:span text:style-name="T329">Deklariraj pokazivač koji se zove 'drugi' koji će pokazivati na instancu klase ili strukture koja se zove 'prvi'.</text:span><text:span text:style-name="T326">”, ali može značiti i „</text:span><text:span text:style-name="T329">Uzmi vrijednosti varijabli koje se zovu 'prvi' i 'drugi', pomnoži ih, stavi rezultat na sistemski stog i onda ga zanemari.</text:span><text:span text:style-name="T326">”. Drugo značenje je, naravno, besmisleno (zanemarimo li da se operator množenja </text:span><text:span text:style-name="T328">*</text:span><text:span text:style-name="T326"> u C++-u može preopteretiti u nešto sa side-effectsima), ali je gramatički moguće. </text:span><text:span text:style-name="T331">Rečenice tipa „</text:span><text:span text:style-name="T330">Time flies like an arrow.</text:span><text:span text:style-name="T331">” nisu moguće niti na </text:span><text:span text:style-name="T333">PicoBlazeovom</text:span><text:span text:style-name="T331"> asemblerskom jeziku </text:span><text:span text:style-name="T333">(osim </text:span><text:span text:style-name="T335">što one</text:span><text:span text:style-name="T333"> riječi </text:span><text:span text:style-name="T334">enable</text:span><text:span text:style-name="T333"> i </text:span><text:span text:style-name="T334">disable</text:span><text:span text:style-name="T333"> mogu biti i glagoli i prilozi, ali to se trivijalno riješi u parseru)</text:span><text:span text:style-name="T331"> niti u mom programskom jeziku </text:span><text:span text:style-name="T332">(barem se nadam da je tako)</text:span><text:span text:style-name="T331">, zato ni u PicoBlaze Simulator ni u compiler za svoj programski jezik nisam ugradio leksički analizer.</text:span></text:p>
      <text:p text:style-name="P9"/>
      <text:p text:style-name="P4">Primjeri programa za PicoBlaze</text:p>
      <text:p text:style-name="P30"><text:span text:style-name="T7">Web-aplikacija nudi </text:span><text:span text:style-name="T135">sedam</text:span><text:span text:style-name="T7"> primjera programa za PicoBlaze. Oni se nalaze, kao i njihov popis u JSON formatu, na autorovom GitHub profilu, te ih potprogram </text:span><text:span text:style-name="T266">PicoBlaze.html</text:span><text:span text:style-name="T7"> dohvaća koristeći JavaScriptinu naredbu </text:span><text:span text:style-name="T266">fetch</text:span><text:span text:style-name="T7">. Prvi se primjer zove </text:span><text:span text:style-name="T173">Fibonacci Sequence</text:span><text:span text:style-name="T7">. On ispisuje Fibonaccijeve brojeve koji stanu u jedan byte (koliko su veliki PicoBlazeovi registri, svih 32), dakle, manje od 256. One koje se mogu prikazati u BCD (</text:span><text:span text:style-name="T173">binary coded decimal</text:span><text:span text:style-name="T7">,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266">return</text:span><text:span text:style-name="T7">, što ne bi prošlo na pravom PicoBlazeu. Da bi ispisao broj u novi red, on ispisuje na port sa sljedećom adresom, što na pravom PicoBlazeu isto ne bi prošlo. Ima 116 redaka, uključujući brojne komentare.</text:span></text:p>
      <text:p text:style-name="P30"/>
      <text:p text:style-name="P30"><draw:frame draw:style-name="fr1" draw:name="Frame2" text:anchor-type="char" svg:width="1.2535in" draw:z-index="6"><draw:text-box fo:min-height="1.9445in"><text:p text:style-name="P74"><draw:frame draw:style-name="fr4"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2" text:name="Slika" text:formula="ooow:Slika+1" style:num-format="1">3</text:sequence>: Dio izlaza programa “<text:span text:style-name="T316">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30"><text:span text:style-name="T7">Program </text:span><text:span text:style-name="T173">Gray Code</text:span><text:span text:style-name="T7">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5">1</text:span><text:span text:style-name="T7">, (00)</text:span><text:span text:style-name="T5">10</text:span><text:span text:style-name="T7">, (00)1</text:span><text:span text:style-name="T5">1</text:span><text:span text:style-name="T7">, (0)</text:span><text:span text:style-name="T5">100</text:span><text:span text:style-name="T7">,</text:span><text:span text:style-name="T5"> </text:span><text:span text:style-name="T7">(0)10</text:span><text:span text:style-name="T5">1</text:span><text:span text:style-name="T7">, (0)1</text:span><text:span text:style-name="T5">10</text:span><text:span text:style-name="T7">, (0)11</text:span><text:span text:style-name="T5">1</text:span><text:span text:style-name="T7">, </text:span><text:span text:style-name="T5">1000</text:span><text:span text:style-name="T7">, 100</text:span><text:span text:style-name="T5">1</text:span><text:span text:style-name="T7">, 10</text:span><text:span text:style-name="T5">10</text:span><text:span text:style-name="T7">. U Grayevom kodu ti brojevi su: (000)0, (000)</text:span><text:span text:style-name="T5">1</text:span><text:span text:style-name="T7">, (00)</text:span><text:span text:style-name="T5">1</text:span><text:span text:style-name="T7">1, (00)1</text:span><text:span text:style-name="T5">0</text:span><text:span text:style-name="T7">, (0)</text:span><text:span text:style-name="T5">1</text:span><text:span text:style-name="T7">10, (0)11</text:span><text:span text:style-name="T5">1</text:span><text:span text:style-name="T7">, (0)1</text:span><text:span text:style-name="T5">0</text:span><text:span text:style-name="T7">1, (0)10</text:span><text:span text:style-name="T5">0</text:span><text:span text:style-name="T7">, </text:span><text:span text:style-name="T5">1</text:span><text:span text:style-name="T7">100, 110</text:span><text:span text:style-name="T5">1</text:span><text:span text:style-name="T7">, 11</text:span><text:span text:style-name="T5">1</text:span><text:span text:style-name="T7">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173">Gray Code</text:span><text:span text:style-name="T7"> koristi algoritam opisan na engleskoj Wikipediji, te se vrti u beskonačnoj petlji čitajući s ulaza. Ima 25 redaka. Program </text:span><text:span text:style-name="T173">Assembler Test</text:span><text:span text:style-name="T7"> je besmislen program koji koristi sve naredbe koje podržava assembler za PicoBlaze, da bude lakše testirati assembler. </text:span><text:span text:style-name="T164">Ako se pokrene u simulatoru, vrti se u beskonačnoj petlji.</text:span><text:span text:style-name="T7"> Ima 83 reda.</text:span></text:p>
      <text:p text:style-name="P32"><draw:frame draw:style-name="fr1" draw:name="Frame1" text:anchor-type="char" svg:width="2.5854in" draw:z-index="4"><draw:text-box fo:min-height="2.1146in"><text:p text:style-name="P76"><draw:frame draw:style-name="fr4"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314">Slika</text:span> <text:sequence text:ref-name="refText0" text:name="Text" text:formula="ooow:Text+1" style:num-format="1">1</text:sequence>: Program "Assembler Test" besmislen je program koji se dobije uz moj simulator PicoBlazea, <text:span text:style-name="T315">njemu</text:span> je <text:span text:style-name="T315">jedini</text:span> cilj ispoljiti greške u asembleru ukoliko one postoje.</text:p></draw:text-box></draw:frame><text:soft-page-break/></text:p>
      <text:p text:style-name="P31"><text:span text:style-name="T7">Naknadno su dodani primjeri </text:span><text:span text:style-name="T173">Binary to Decimal</text:span><text:span text:style-name="T7"> i </text:span><text:span text:style-name="T173">Hexadecimal Counter</text:span><text:span text:style-name="T165">. </text:span><text:span text:style-name="T225">Binary to Decimal</text:span><text:span text:style-name="T165">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228">Binary to Decimal</text:span><text:span text:style-name="T171"> ima 54 retka. Isprobao sam ga na pravom PicoBlazeu i radio je. On koristi regbankse i zastavice, ali ne oslanja se na neku pretpostavku o tome kako se zastavice ponašaju kad se promijeni regbank, tako da to nije dokaz da </text:span><text:span text:style-name="T172">je</text:span><text:span text:style-name="T171"> emulacija zastavica </text:span><text:span text:style-name="T172">u mom simulatoru</text:span><text:span text:style-name="T171"> realistična </text:span><text:span text:style-name="T172">što se tiče</text:span><text:span text:style-name="T171"> regbank</text:span><text:span text:style-name="T172">sa</text:span><text:span text:style-name="T171">.</text:span></text:p>
      <text:p text:style-name="P31"><draw:frame draw:style-name="fr1" draw:name="Frame4" text:anchor-type="char" svg:width="2.5425in" draw:z-index="10"><draw:text-box fo:min-height="1.4055in"><text:p text:style-name="P75"><draw:frame draw:style-name="fr4"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36"><text:span text:style-name="T225">Hexadecimal Counter </text:span><text:span text:style-name="T165">besmislen je program koji pali i gasi LED-ice te prikazuje heksadecimalne brojeve na 7-segmentnim pokaznicima. Nakon svih tih primjera dodan je i primjer </text:span><text:span text:style-name="T225">Decimal to Binary</text:span><text:span text:style-name="T165">, koji pretvara dekadske brojeve u binarne, a dekadski brojevi se u njega upisuju koristeći UART, a isto tako se iz UART-a čitaju binarni brojevi koji su rezultati. </text:span><text:span text:style-name="T227">Decimal to Binary</text:span><text:span text:style-name="T167"> najkompliciraniji je PicoBlaze program koji sam </text:span><text:span text:style-name="T169">ikada</text:span><text:span text:style-name="T167"> napravio, ima 283 retka.</text:span><text:span text:style-name="T165"> </text:span><text:span text:style-name="T226">Decimal to Binary</text:span><text:span text:style-name="T166"> je sada drugi po redu s lijeva </text:span><text:span text:style-name="T167">u popisu primjera </text:span><text:span text:style-name="T168">u simulatoru </text:span><text:span text:style-name="T169">(da ne prestrašim početnike, koji će najvjerojatnije prvo kliknuti prvi </text:span><text:span text:style-name="T170">primjer</text:span><text:span text:style-name="T169"> s lijeva)</text:span><text:span text:style-name="T166">.</text:span></text:p>
      <text:p text:style-name="P77"/>
      <text:p text:style-name="P77"><draw:frame draw:style-name="fr1" draw:name="Frame3" text:anchor-type="char" svg:width="2.5965in" draw:z-index="8"><draw:text-box fo:min-height="1.5402in"><text:p text:style-name="P74"><draw:frame draw:style-name="fr4"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soft-page-break/></text:p>
      <text:p text:style-name="P18">Program <text:span text:style-name="T317">Decimal to Binary</text:span>, na žalost, za sada nisam uspio pokrenuti na pravom PicoBlazeu. Kad sam pokušao, nije radio, a nisam imao vremena dijagnosticirati problem, čak ni to je li problem u mom programu ili je li problem u tome kako sam postavio PicoBlaze. <text:span text:style-name="T324">Tako da trebate taj program kao primjer korištenja UART-a na PicoBlazeu uzeti </text:span><text:span text:style-name="T318">cum grano salis</text:span><text:span text:style-name="T324">. </text:span><text:span text:style-name="T342">Dodao sam upozorenje o tome na početak tog programa </text:span><text:span text:style-name="T343">i otvorio pitanje o tome na nekoliko internetskih foruma, ali do sada nisam naletio na nekog stručnjaka za PicoBlaze na </text:span><text:span text:style-name="T344">nekom</text:span><text:span text:style-name="T343"> internetskom forumu </text:span><text:span text:style-name="T347">(a nije pomoglo to što moderatori nisu baš bili oduševljeni mojim pitanjem, s programom od skoro 300 redaka u kojem ne znam ni otprilike gdje bi se nalazila greška)</text:span><text:span text:style-name="T343">. </text:span><text:span text:style-name="T345">Kao što sam napisao dok sam opisivao </text:span><text:span text:style-name="T304">simulator.js</text:span><text:span text:style-name="T345">, imam dobar razlog za vjerovati da je emulacija regbanksova u mom simulatoru PicoBlazea nerealistična, ali program </text:span><text:span text:style-name="T319">Decimal to Binary</text:span><text:span text:style-name="T345"> ne koristi regbankse, tako da nije u tome problem. </text:span><text:span text:style-name="T348">Korisnik StackExchangea </text:span><text:span text:style-name="T320">Sep Roland</text:span><text:span text:style-name="T320"><text:note text:id="ftn24" text:note-class="footnote"><text:note-citation>24</text:note-citation><text:note-body><text:p text:style-name="P45">https://codereview.stackexchange.com/questions/253951/converting-decimal-to-binary-in-assembly/253978#253978</text:p></text:note-body></text:note></text:span><text:span text:style-name="T348"> ima neke negativne komentare na moj primjer programa </text:span><text:span text:style-name="T320">Decimal to Binary</text:span><text:span text:style-name="T348"> koji nisu vezani za to radi li taj program na pravom PicoBlazeu. Jedan od njegovih pri</text:span><text:span text:style-name="T349">govora je</text:span><text:span text:style-name="T348"> da </text:span><text:span text:style-name="T321">Decimal to Binary</text:span><text:span text:style-name="T348"> ima mnogo nepotrebnih provjera ispravnosti. Kako on kaže, „</text:span><text:span text:style-name="T311">Your ‘basic sanity checks’ are more of ‘insanity’ checks.</text:span><text:span text:style-name="T348">”, „</text:span><text:span text:style-name="T320">Tvoje provjere ispravnosti više su provjere ludosti.</text:span><text:span text:style-name="T348">”. On tvrdi da sve te provjere ispravnosti ne samo da usporavaju program i čine ga teško čitljivim ljudima, nego da možda i povećavaju rizik od pogreške </text:span><text:span text:style-name="T351">(Što ako taj kôd koji provjerava je li se dogodila greška zapravo pogrešan, i prekine izvođenje programa iako se zapravo greška koju on traži nije dogodila?)</text:span><text:span text:style-name="T348">. </text:span><text:span text:style-name="T349">Slično mi je i netko na Redditu rekao za moj compiler koji prevodi AEC na WebAssembly: „</text:span><text:span text:style-name="T321">Ti kažeš da taj tvoj compiler ima 5'500 redaka, ali oko 50% toga jesu iste ili slične provjere i poruke o pogrešci nakon kojih slijedi naredba </text:span><text:span text:style-name="T305">exit(1)</text:span><text:span text:style-name="T321">, a u ostatku je hrpa bacanja iznimki. Mrzio bih raditi u timu s nekim tko piše takve programe.</text:span><text:span text:style-name="T349">”.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306">vector</text:span><text:span text:style-name="T349"> bacala iznimku. Međutim, nije, nego je program radio ispravno na Linuxu i Windowsima, a na FreeBSD-u je izazivao </text:span><text:span text:style-name="T321">segmentation fault</text:span><text:span text:style-name="T321"><text:note text:id="ftn25" text:note-class="footnote"><text:note-citation>25</text:note-citation><text:note-body><text:p text:style-name="P45">https://github.com/FlatAssembler/AECforWebAssembly/issues/3</text:p></text:note-body></text:note></text:span><text:span text:style-name="T349">. Da sam dodao još koju naoko-besmislenu provjeru u parser </text:span><text:span text:style-name="T350">za moj programski jezik</text:span><text:span text:style-name="T349">, t</text:span><text:span text:style-name="T352">o </text:span><text:span text:style-name="T349">mi se ne bi dogodilo. </text:span><text:span text:style-name="T352">I mislim da nije moguće da se pogreška zbog koje </text:span><text:span text:style-name="T322">Decimal to Binary</text:span><text:span text:style-name="T352"> ne radi na pravom PicoBlazeu nalazi u tim </text:span><text:span text:style-name="T322">sanity checkingsima</text:span><text:span text:style-name="T352">, jer </text:span><text:span text:style-name="T322">sanity checkingsi</text:span><text:span text:style-name="T352"> u </text:span><text:span text:style-name="T322">Decimal to Binary</text:span><text:span text:style-name="T352">, </text:span><text:span text:style-name="T353">ukoliko detektiraju pogrešku, pozivaju proceduru abort koja ispisuje „</text:span><text:span text:style-name="T323">ERROR!</text:span><text:span text:style-name="T353">” prije nego što upadne u beskonačnu petlju. Da je greška u nekom od tih </text:span><text:span text:style-name="T323">sanity checkingsa</text:span><text:span text:style-name="T353">, ispisao bi se „</text:span><text:span text:style-name="T323">ERROR!</text:span><text:span text:style-name="T353">”, ne bi bilo da PicoBlaze ne reagira ni na što na </text:span><text:span text:style-name="T354">UART</text:span><text:span text:style-name="T353"> terminalu (kao što je bilo kad sam pokušao pokrenuti </text:span><text:span text:style-name="T323">Decimal to Binary</text:span><text:span text:style-name="T353"> na pravom PicoBlazeu).</text:span></text:p>
      <text:p text:style-name="P17">Oko tri godine poslije toga, napisao sam primjer <text:span text:style-name="T317">Regbanks-Flags Test</text:span>. To je program koji provjerava kako se zastavice na PicoBlazeu uistinu ponašaju kad se promijeni <text:span text:style-name="T317">regbank</text:span>. Ima 211 redaka, a jezgra mu je ovo:</text:p>
      <text:p text:style-name="P16"><text:span text:style-name="Source_20_Text"><text:span text:style-name="T267">regbank a</text:span></text:span></text:p>
      <text:p text:style-name="Preformatted_20_Text"><text:span text:style-name="Source_20_Text"><text:span text:style-name="T302">load s0, 0</text:span></text:span></text:p>
      <text:p text:style-name="Preformatted_20_Text"><text:span text:style-name="Source_20_Text"><text:span text:style-name="T302">sub <text:s/>s0, 0</text:span></text:span></text:p>
      <text:p text:style-name="Preformatted_20_Text"><text:span text:style-name="Source_20_Text"><text:span text:style-name="T302">regbank b</text:span></text:span></text:p>
      <text:p text:style-name="Preformatted_20_Text"><text:span text:style-name="Source_20_Text"><text:span text:style-name="T302">load s0, 1</text:span></text:span></text:p>
      <text:p text:style-name="Preformatted_20_Text"><text:span text:style-name="Source_20_Text"><text:span text:style-name="T302">sub <text:s/>s0, 0</text:span></text:span></text:p>
      <text:p text:style-name="Preformatted_20_Text"><text:span text:style-name="Source_20_Text"><text:span text:style-name="T302">regbank a</text:span></text:span></text:p>
      <text:p text:style-name="Preformatted_20_Text"><text:span text:style-name="Source_20_Text"><text:span text:style-name="T302">jump z , success</text:span></text:span></text:p>
      <text:p text:style-name="P84"><text:soft-page-break/><text:span text:style-name="Source_20_Text"><text:span text:style-name="T302">jump nz, failure</text:span></text:span></text:p>
      <text:p text:style-name="P24"><text:span text:style-name="T356">N</text:span><text:span text:style-name="T355">aredba „</text:span><text:span text:style-name="T268">regbank a</text:span><text:span text:style-name="T355">” znači „</text:span><text:span text:style-name="T362">Postavi regbanku A kao trenutnu regbanku.</text:span><text:span text:style-name="T355">” (</text:span><text:span text:style-name="T268">regbank</text:span><text:span text:style-name="T355"> je ovdje mnemonika, glagol, a ne imenica). Naredba „</text:span><text:span text:style-name="T268">load s0, 0</text:span><text:span text:style-name="T355">” znači „</text:span><text:span text:style-name="T362">Učitaj u registar </text:span><text:span text:style-name="T299">s0</text:span><text:span text:style-name="T362">, u trenutnoj regbanki, broj 0.</text:span><text:span text:style-name="T355">”. U dijalektima asemblera koji ciljaju na ugrađene sustave (</text:span><text:span text:style-name="T362">embedded systems</text:span><text:span text:style-name="T355">) za učitavanje vrijednosti u registar obično se koristi mnemonika </text:span><text:span text:style-name="T362">load</text:span><text:span text:style-name="T355"> (engleska riječ za </text:span><text:span text:style-name="T362">učitati</text:span><text:span text:style-name="T355">), a u asemblerskim dijalektima koji ciljaju PC-e i mobitele obično se koristi mnemonika </text:span><text:span text:style-name="T362">mov</text:span><text:span text:style-name="T355"> (od latinskog </text:span><text:span text:style-name="T362">movere</text:span><text:span text:style-name="T355">, </text:span><text:span text:style-name="T362">premjestiti</text:span><text:span text:style-name="T355">). Naredba „</text:span><text:span text:style-name="T268">sub s0, 0</text:span><text:span text:style-name="T355">” znači „</text:span><text:span text:style-name="T362">Oduzmi vrijednost 0 od registra </text:span><text:span text:style-name="T299">s0</text:span><text:span text:style-name="T362">.</text:span><text:span text:style-name="T355">”, mnemonika </text:span><text:span text:style-name="T268">sub</text:span><text:span text:style-name="T355"> dolazi od latinske riječi za </text:span><text:span text:style-name="T362">oduzeti</text:span><text:span text:style-name="T355">, </text:span><text:span text:style-name="T362">subtrahere</text:span><text:span text:style-name="T355">, od </text:span><text:span text:style-name="T362">sub</text:span><text:span text:style-name="T355"> (ispod) i </text:span><text:span text:style-name="T362">trahere</text:span><text:span text:style-name="T355"> (vući). Ako se nakon izvršenja te naredbe u registru nalazi vrijednost nula (kao u ovom slučaju), zastavica </text:span><text:span text:style-name="T268">z</text:span><text:span text:style-name="T355"> u trenutnoj regbanki postavlja se u jedinicu. Naredba „</text:span><text:span text:style-name="T268">regbank b</text:span><text:span text:style-name="T355">”, naravno, znači „</text:span><text:span text:style-name="T362">Postavi regbanku B kao trenutnu regbanku.</text:span><text:span text:style-name="T355">”. Zatim se u registar </text:span><text:span text:style-name="T268">s0</text:span><text:span text:style-name="T355"> učitava vrijednost 1, pa, kad se ponovno izvrti naredba „</text:span><text:span text:style-name="T268">sub s0, 0</text:span><text:span text:style-name="T355">”, zastavica </text:span><text:span text:style-name="T268">z</text:span><text:span text:style-name="T355"> postavlja se u nulu (a ne u jedinicu, kao zadnji put). Zatim se vraćamo u regbanku A i ispitujemo je li zastavica </text:span><text:span text:style-name="T268">z</text:span><text:span text:style-name="T355"> postavljena u jedinicu ili u nulu.</text:span></text:p>
      <text:p text:style-name="P23"><text:span text:style-name="T356">N</text:span><text:span text:style-name="T355">a koji će label skočiti </text:span><text:span text:style-name="T361">(</text:span><text:span text:style-name="T296">jump</text:span><text:span text:style-name="T361">)</text:span><text:span text:style-name="T355"> nakon što se izvrti taj dio programa? Ako sam ja u pravu, i u PicoBlazeu postoje zasebne zastavice (</text:span><text:span text:style-name="T362">flags</text:span><text:span text:style-name="T355">) za svaki regbank </text:span><text:span text:style-name="T357">(kao na Z80)</text:span><text:span text:style-name="T355">, skočit će na label </text:span><text:span text:style-name="T268">success</text:span><text:span text:style-name="T355">. </text:span><text:span text:style-name="T357">Ako je profesor Ivan Aleksi u pravu, i u oba rebanksa na PicoBlazeu koriste se iste zastavice, skočit će na label </text:span><text:span text:style-name="T294">failure</text:span><text:span text:style-name="T357">. U mom simulatoru, naravno, skače na </text:span><text:span text:style-name="T294">success</text:span><text:span text:style-name="T357">. </text:span><text:span text:style-name="T358">Program </text:span><text:span text:style-name="T363">Regbanks-Flags Test</text:span><text:span text:style-name="T358"> ispisuje svoje rezultate na UART, a, u slučaju da to ne upali, označava ih i LED-icama. </text:span><text:span text:style-name="T359">Kada idući put budem imao pristup PicoBlazeu, isprobat ću taj program na njemu. </text:span><text:span text:style-name="T360">Većina ljudi koji su mi se javili na internetskim forumima misli da je profesor Ivan Aleksi u pravu, ali nitko nije dao uvjerljiv dokaz (recimo, snimku zaslona UART terminala PicoBlazea kad se na njemu pokrene taj moj program </text:span><text:span text:style-name="T365">Regbanks-Flags Test</text:span><text:span text:style-name="T360">).</text:span><text:span text:style-name="T359"> Program </text:span><text:span text:style-name="T364">Regbanks-Flags Test</text:span><text:span text:style-name="T359"> dodan je na kraj, kao 7. primjer.</text:span></text:p>
      <text:p text:style-name="P40"><text:span text:style-name="T62">Nakon tih </text:span><text:span text:style-name="T136">7</text:span><text:span text:style-name="T62">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97">To sam dodao jer m</text:span><text:span text:style-name="T96">islim da bi danas svaki programer trebao znati osnove x86 asemblerskog koda </text:span><text:span text:style-name="T100">(asemblerski kod računala na kojem radi i za kojeg pravi programe)</text:span><text:span text:style-name="T97">, </text:span><text:span text:style-name="T98">da znati PicoBlaze asemblerski kôd nije zamjena za to</text:span><text:span text:style-name="T96">.</text:span><text:span text:style-name="T62"> Analogni sat pisan onim dijalektom mog programskog jezika koji cilja WebAssembly može se pokrenuti u </text:span><text:span text:style-name="T66">modernom</text:span><text:span text:style-name="T62"> internetskom pregledniku</text:span><text:span text:style-name="T62"><text:note text:id="ftn26" text:note-class="footnote"><text:note-citation>26</text:note-citation><text:note-body><text:p text:style-name="P45">https://flatassembler.github.io/analogClock.html</text:p></text:note-body></text:note></text:span><text:span text:style-name="T62">, ali pokrenuti onaj drugi je znatno kompliciranije, </text:span><text:span text:style-name="T97">i zato sam linkao na upute </text:span><text:span text:style-name="T99">kako to napraviti na Linuxu (a upute kako to napraviti na Windowsima nalaze se u ZIP arhivi)</text:span><text:span text:style-name="T62">. Compiler za moj programski jezik koji cilja na x86 ispisuje asemblerski kôd kompatibilan s i486, ali se onaj analogni sat zbog naredbi koje koristim u umetnutom asemblerskom kodu </text:span><text:span text:style-name="T64">(</text:span><text:span text:style-name="T279">movzx</text:span><text:span text:style-name="T64">...)</text:span><text:span text:style-name="T62"> ne može pokrenuti na i486, nego samo na i586 i novijima (dakle, recimo, može u DosBoxu, danas najčešće korištenom simulatoru DOS-a). </text:span><text:span text:style-name="T64">Kad sam pisao program </text:span><text:span text:style-name="T279">roseForDOS.aec</text:span><text:span text:style-name="T64">, pazio sam da u umetnuti asembler ne ubacim ni jednu instrukciju nekompatibilnu s i486, tako da </text:span><text:span text:style-name="T65">bi</text:span><text:span text:style-name="T64"> se </text:span><text:span text:style-name="T279">roseForDOS.aec</text:span><text:span text:style-name="T64"> iz te ZIP arhive </text:span><text:span text:style-name="T65">trebao moći</text:span><text:span text:style-name="T64"> pokrenuti na i486 </text:span><text:span text:style-name="T65">(iako nisam isprobao)</text:span><text:span text:style-name="T64">.</text:span><text:span text:style-name="T62">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96">Prince of Persia</text:span><text:span text:style-name="T62">,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63">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4">I, nakon ta dva linka, u flexboxu s primjerima, slijede link na GitHub i Reddit gdje me se može kontaktirati u vezi s tim PicoBlaze Simulatorom (recimo, ako imamo novi primjer koji želimo dodati). Naime, na Redditu sam otvorio subreddit o PicoBlazeu.</text:p>
      <text:p text:style-name="P14">Tako da u flexboxu s primjerima ima ukupno <text:span text:style-name="T368">9</text:span> divova: <text:span text:style-name="T368">sedam</text:span> primjera PicoBlaze programa i dva diva s linkovima. <text:span text:style-name="T366">U slučaju da netko taj moj PicoBlaze simulator pokuša pokrenuti u internetskom pregledniku u kojem se JavaScript ne uspije izvrtjeti, u tom flexboxu nalazi se poruka o tome i link na web-stranicu TOR Browsera. </text:span><text:span text:style-name="T367">TOR Browser, naime, koristi SpiderMonkey compiler za JavaScript, koji je poznat po tome da </text:span><text:soft-page-break/><text:span text:style-name="T367">najbolje optimizira kod, znatno bolje nego V8 (koj</text:span><text:span text:style-name="T369">i</text:span><text:span text:style-name="T367"> koristi Chrome), a važno mi je da se JavaScript u mom PicoBlaze simulatoru dobro optimizira, jer se pri simulaciji mnogo puta izvršava isti JavaScript.</text:span></text:p>
      <text:p text:style-name="P9"/>
      <text:p text:style-name="P4">Mane simuliranja PicoBlazea u JavaScriptu</text:p>
      <text:p text:style-name="P28"><text:span text:style-name="T7">Naravno, taj simulator PicoBlazea što sam ga napravio u JavaScriptu ima i svoje nedostatke naspram </text:span><text:span text:style-name="T173">fully-featured</text:span><text:span text:style-name="T7">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137">Korisnik foruma </text:span><text:span text:style-name="T298">atheistforums.org</text:span><text:span text:style-name="T212"> </text:span><text:span text:style-name="T155">zvan</text:span><text:span text:style-name="T218"> </text:span><text:span text:style-name="T212">bennyboy</text:span><text:span text:style-name="T137"> predložio mi je da pregledam primjere dobrog web-dizajna na web-stranici CSS frameworka Bootstrap, da me možda to inspirira da napravim dobar dizajn za svoj PicoBlaze Simulator koji je lagan za implementirati na webu</text:span><text:span text:style-name="T137"><text:note text:id="ftn27" text:note-class="footnote"><text:note-citation>27</text:note-citation><text:note-body><text:p text:style-name="P45">https://atheistforums.org/thread-61911-post-2113649.html#pid2113649</text:p></text:note-body></text:note></text:span><text:span text:style-name="T137">.</text:span><text:span text:style-name="T7">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64"><text:note text:id="ftn28" text:note-class="footnote"><text:note-citation>28</text:note-citation><text:note-body><text:p text:style-name="P44">https://www.reddit.com/r/asm/comments/jyfrxy/how_to_implement_breakpoints_in_a_simulator/gd5ysu7/?utm_source=reddit&amp;utm_medium=web2x&amp;context=3</text:p></text:note-body></text:note></text:span><text:span text:style-name="T7">.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173">hasslea</text:span><text:span text:style-name="T7"> instalacije naprednijih simulatora.</text:span></text:p>
      <text:p text:style-name="P81"><text:span text:style-name="T7">Korisnik foruma </text:span><text:span text:style-name="T268">atheistforums.org</text:span><text:span text:style-name="T7"> zvan </text:span><text:span text:style-name="T173">bennyboy</text:span><text:span text:style-name="T7"> ima dvije ideje kako ubrzati moj program. On misli da potprogram </text:span><text:span text:style-name="T268">assembler.js</text:span><text:span text:style-name="T7"> znatno usporava to što se za svaki čvor u apstraktnom sintaksnom stablu mnogo puta provjerava je li riječ o registru, te da bih to trebao provjeriti samo jednom i rezultat te provjere pridružiti </text:span><text:span text:style-name="T173">boolean</text:span><text:span text:style-name="T7"> varijabli</text:span><text:span text:style-name="T7"><text:note text:id="ftn29" text:note-class="footnote"><text:note-citation>29</text:note-citation><text:note-body><text:p text:style-name="P45">https://atheistforums.org/thread-61911-post-2112572.html#pid2112572</text:p></text:note-body></text:note></text:span><text:span text:style-name="T7">. On također misli da bih u </text:span><text:span text:style-name="T268">simulator.js</text:span><text:span text:style-name="T7"> trebao više koristiti </text:span><text:span text:style-name="T173">switch-case</text:span><text:span text:style-name="T7">, a manje </text:span><text:span text:style-name="T173">if-else</text:span><text:span text:style-name="T7">, jer se </text:span><text:span text:style-name="T173">switch-case</text:span><text:span text:style-name="T7"> compilira u optimiziraniji asemblerski kod (barem </text:span><text:span text:style-name="T173">bennyboy</text:span><text:span text:style-name="T7"> i </text:span><text:span text:style-name="T173">HappySkeptic</text:span><text:span text:style-name="T7"> tako misle</text:span><text:span text:style-name="T9">;</text:span><text:span text:style-name="T7"> </text:span><text:span text:style-name="T9">M</text:span><text:span text:style-name="T7">eni to, </text:span><text:span text:style-name="T9">kao nekome tko je napravio compiler za svoj programski jezik,</text:span><text:span text:style-name="T7"> nema previše smisla)</text:span><text:span text:style-name="T7"><text:note text:id="ftn30" text:note-class="footnote"><text:note-citation>30</text:note-citation><text:note-body><text:p text:style-name="P45">https://atheistforums.org/thread-61911-post-2112817.html#pid2112817</text:p></text:note-body></text:note></text:span><text:span text:style-name="T7">. </text:span><text:span text:style-name="T9">Bilo bi zanimljivo dati si truda i provjeriti te teze. </text:span><text:span text:style-name="T218">HappySkeptic</text:span><text:span text:style-name="T155"> je pokušao analizirati performanse mog PicoBlaze simulatora dok se vrti program </text:span><text:span text:style-name="T218">Decimal to Binary</text:span><text:span text:style-name="T155"> pomoću Chromeovih alata za programiranje i došao je do zaključka da on provodi više od 99% </text:span><text:span text:style-name="T156">svog</text:span><text:span text:style-name="T155"> vremena crtajući SVG dijagrame</text:span><text:span text:style-name="T155"><text:note text:id="ftn31" text:note-class="footnote"><text:note-citation>31</text:note-citation><text:note-body><text:p text:style-name="P45">https://atheistforums.org/thread-61911-post-2113176.html#pid2113176</text:p></text:note-body></text:note></text:span><text:span text:style-name="T155"> </text:span><text:span text:style-name="T156">(koji su, naravno, za program </text:span><text:span text:style-name="T219">Decimal to Binary</text:span><text:span text:style-name="T156"> beskorisni, jer program </text:span><text:span text:style-name="T219">Decimal to Binary</text:span><text:span text:style-name="T156"> koristi UART za komunikaciju s korisnikom, a ne prekidače, LED-ice ili 7-segmentne pokaznike, koji se prikazuju SVG-ovima)</text:span><text:span text:style-name="T155">. </text:span><text:span text:style-name="T159">U tom bi se slučaju moj simulator PicoBlazea, barem za programe kao što je </text:span><text:span text:style-name="T220">Decimal to Binary</text:span><text:span text:style-name="T159">, mogao znatno ubrzati tako da omogućimo korisniku da </text:span><text:span text:style-name="T220">disable</text:span><text:span text:style-name="T159">a SVG-ove, kao što se sada može </text:span><text:span text:style-name="T220">disable</text:span><text:span text:style-name="T159">ati UART.</text:span><text:span text:style-name="T155"> </text:span><text:span text:style-name="T159">No,</text:span><text:span text:style-name="T155"> </text:span><text:span text:style-name="T159">m</text:span><text:span text:style-name="T157">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158">što se vrti</text:span><text:span text:style-name="T157"> u Chromeu.</text:span></text:p>
      <text:p text:style-name="P82"><text:span text:style-name="T9">B</text:span><text:span text:style-name="T7">udući da je moj simulator PicoBlazea neprihvatljivo spor ako se pokrene na mobilnom telefonu, razmišljao sam o tome da pokušam napraviti Android aplikaciju gdje će simulator biti pisan u Javi </text:span><text:span text:style-name="T233">(</text:span><text:span text:style-name="T73">dakle, da ponovno </text:span><text:soft-page-break/><text:span text:style-name="T73">napišem </text:span><text:span text:style-name="T280">simulator.js</text:span><text:span text:style-name="T73">, ali ne u JavaScriptu, nego u Javi</text:span><text:span text:style-name="T233">)</text:span><text:span text:style-name="T7">. Java isto nije idealan jezik za pisanje simulatora (sakupljanje smeća...), ali neki uspješni simulatori ipak jesu pisani u Javi (jDosbox...), jer je Java ipak brža nego JavaScript </text:span><text:span text:style-name="T233">(</text:span><text:span text:style-name="T73">statičko tipiranje...</text:span><text:span text:style-name="T233">)</text:span><text:span text:style-name="T7">.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73">(</text:span><text:span text:style-name="T280">assembler.js</text:span><text:span text:style-name="T73">, </text:span><text:span text:style-name="T280">parser.js</text:span><text:span text:style-name="T73">, </text:span><text:span text:style-name="T280">preprocessor.js</text:span><text:span text:style-name="T73">, </text:span><text:span text:style-name="T280">tokenizer.js</text:span><text:span text:style-name="T73"> i </text:span><text:span text:style-name="T280">TreeNode.js</text:span><text:span text:style-name="T73">)</text:span><text:span text:style-name="T7"> i </text:span><text:span text:style-name="T73">program pisan u</text:span><text:span text:style-name="T7">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73">pa sam odustao od te ideje</text:span><text:span text:style-name="T7">. </text:span><text:span text:style-name="T73">Ako netko želi nastaviti taj moj rad, dostupan je na mom GitHub profilu</text:span><text:span text:style-name="T73"><text:note text:id="ftn32" text:note-class="footnote"><text:note-citation>32</text:note-citation><text:note-body><text:p text:style-name="P45">https://github.com/FlatAssembler/PicoBlaze_Simulator_for_Android</text:p></text:note-body></text:note></text:span><text:span text:style-name="T73">. </text:span><text:span text:style-name="T149">Mnogi na internetskim forumima kažu da, kad se s razvoja desktop ili mobilnih aplikacija prebaciš na razvoj web-aplikacija, kao da si se vratio dva desetljeća u prošlost. </text:span><text:span text:style-name="T150">Meni se ne čini da je tako. </text:span><text:span text:style-name="T151">Napraviti korisničko sučelje od gumbova i labela uistinu je lakše kad ciljaš mobitel nego kad ciljaš web: kad ciljaš mobitel, to možeš napraviti bez kodiranja. Popuniti tablicu podacima (kao što moj PicoBlaze Simulator puni tablicu podacima iz globalnog objekta </text:span><text:span text:style-name="T297">machineCode</text:span><text:span text:style-name="T151">, strojnim kodom u heksadekadskom obliku i linijama asemblerskog koda odakle dolaze naredbe) već </text:span><text:span text:style-name="T153">je</text:span><text:span text:style-name="T151"> podjednako teško na mobitelu i na webu. </text:span><text:span text:style-name="T152">A dohvatiti nešto s interneta ili parsirati JSON daleko je lakše na webu nego na mobitelu.</text:span></text:p>
      <text:p text:style-name="P9"/>
      <text:p text:style-name="P4">Zahvale</text:p>
      <text:p text:style-name="P10">Posebno zahvaljujem profesoru Ivanu Aleksiju što me potakao da ovo napravim i što je sakupio informacije na internetu potrebne za to. <text:span text:style-name="T325">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Zahvaljujem i programerima koji su napravili internetski servis LGTM, statički analizer za JavaScript koji me je upozorio na neke greške koje sam napravio. JavaScript je relativno loš programski jezik i takvi su alati korisni.</text:p>
      <text:p text:style-name="P12"><text:span text:style-name="T338">I zahvaljujem GitHubu što hosta moju web-stranicu </text:span><text:span text:style-name="T340">(uključujući i PicoBlaze Simulator)</text:span><text:span text:style-name="T338">, i još me nije zabranio zbog govora mržnje. </text:span><text:span text:style-name="T339">Prije je moju web-stranicu hostala ciparska tvrtka 000webhost, pa su me zabranili zbog govora mržnje. </text:span><text:span text:style-name="T340">Za slučaj da me i GitHub zabrani, ovaj PicoBlaze Simulator hosta se i na SourceForgeu</text:span><text:span text:style-name="T340"><text:note text:id="ftn33" text:note-class="footnote"><text:note-citation>33</text:note-citation><text:note-body><text:p text:style-name="P47">https://picoblaze-simulator.sourceforge.io/</text:p></text:note-body></text:note></text:span><text:span text:style-name="T340">, ali na SourceForgeu ne </text:span><text:span text:style-name="T341">p</text:span><text:span text:style-name="T340">ostam ništa kontroverzno zbog čega bi me imali razloga zabraniti. </text:span><text:span text:style-name="T346">Ako me GitHub zabrani, onih šest primjera neće biti dostupno ni na SourceForgeu, jer ih i PicoBlaze Simulator koji se vrti na SourceForgeu dohvaća s mog GitHub profila. Ali mislim da će to biti lagano srediti u tom slučaju.</text:span></text:p>
      <text:p text:style-name="P15">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p>
      <text:p text:style-name="P29"><text:span text:style-name="T6">Abstract: </text:span><text:span text:style-name="T308">The author of the text was frustrated by the shortcomings of existing</text:span><text:span text:style-name="T244"> </text:span><text:span text:style-name="T245">simulators of the small computer called</text:span><text:span text:style-name="T244"> </text:span><text:span text:style-name="T308">PicoBlaze, </text:span><text:span text:style-name="T245">so he</text:span><text:span text:style-name="T308"> created a different PicoBlaze simulator in the JavaScript programming language. This simulator can be run in modern Internet browsers</text:span><text:span text:style-name="T308"><text:note text:id="ftn34" text:note-class="footnote"><text:note-citation>34</text:note-citation><text:note-body><text:p text:style-name="P46">https://flatassembler.github.io/PicoBlaze/PicoBlaze.html</text:p></text:note-body></text:note></text:span><text:span text:style-name="T308"> (the author thinks that the oldest Internet browser in which the simulator works properly is Firefox 52, the last version of Firefox that can</text:span><text:span text:style-name="T244"> </text:span><text:span text:style-name="T245">be</text:span><text:span text:style-name="T244"> </text:span><text:span text:style-name="T308">run on Windows XP, </text:span><text:span text:style-name="T309">and it is also the version of Firefox that comes with Solaris 11.4, which is the latest version of Solaris today</text:span><text:span text:style-name="T308">). The text </text:span><text:span text:style-name="T245">explains</text:span><text:span text:style-name="T308"> the details of how the author made his simulator and what the advantages and disadvantages</text:span><text:span text:style-name="T244"> </text:span><text:span text:style-name="T245">are</text:span><text:span text:style-name="T244"> </text:span><text:span text:style-name="T308">of that simulator compared to</text:span><text:span text:style-name="T244"> </text:span><text:span text:style-name="T246">the</text:span><text:span text:style-name="T244"> </text:span><text:span text:style-name="T308">existing simulators.</text:span><text:span text:style-name="T244"> </text:span><text:span text:style-name="T247">The author is also comparing the parts of the simulator with similar parts of other programs he has made earlier (mostly a compiler that compiles his programming language to WebAssembly).</text:span><text:span text:style-name="T244"> </text:span><text:span text:style-name="T308">No frameworks were used, the code was written mainly in VIM (for minor changes) and Eclipse (for major changes), GIMP and Inkscape were used for image editing, programming tools</text:span><text:span text:style-name="T244"> </text:span><text:span text:style-name="T246">that come with Firefox</text:span><text:span text:style-name="T244"> </text:span><text:span text:style-name="T308">were used for</text:span><text:span text:style-name="T244"> </text:span><text:span text:style-name="T246">debugging the program,</text:span><text:span text:style-name="T244"> </text:span><text:span text:style-name="T308">and the LGTM internet service </text:span><text:span text:style-name="T246">was also used to search for errors</text:span><text:span text:style-name="T308">. Prettier (for HTML and CSS) and ClangFormat (for JavaScript) were used to format the code.</text:span></text:p>
      <text:p text:style-name="P66">Životopis</text:p>
      <text:p text:style-name="P33"><text:span text:style-name="T242">Ja sam Teo Samaržija, rođen sam 1999. u Osijeku. Osnovnu školu sam završio u Donjem Miholjcu (Osnovna škola August Harambašić), a u srednju školu išao sam</text:span><text:bookmark text:name="_GoBack"/><text:span text:style-name="T242"> u Opću gimnaziju u Donjem Miholjcu (1. razred, dio 2. razreda, kraj 3. razreda i 4. razred), te u Opću gimnaziju u Našicama (kraj 2. razreda i početak 3. razreda).</text:span></text:p>
      <text:p text:style-name="P34"><text:span text:style-name="T242">Često sam sudjelovao na informatičkim natjecanjima. U 6. razredu osnovne osvojio sam 3. mjesto na županijskom natjecanju</text:span><text:span text:style-name="T242"><text:note text:id="ftn35" text:note-class="footnote"><text:note-citation>35</text:note-citation><text:note-body><text:p text:style-name="Footnote">https://informatika.azoo.hr/natjecanje/dogadjaj/175/rezultati</text:p></text:note-body></text:note></text:span><text:span text:style-name="T242">, u 7. razredu 4. mjesto na državnom natjecanju</text:span><text:span text:style-name="T242"><text:note text:id="ftn36" text:note-class="footnote"><text:note-citation>36</text:note-citation><text:note-body><text:p text:style-name="Footnote">https://informatika.azoo.hr/natjecanje/dogadjaj/235/rezultati</text:p></text:note-body></text:note></text:span><text:span text:style-name="T242">, u 8. razredu 6. mjesto na državnom natjecanju</text:span><text:span text:style-name="T242"><text:note text:id="ftn37" text:note-class="footnote"><text:note-citation>37</text:note-citation><text:note-body><text:p text:style-name="Footnote">https://informatika.azoo.hr/natjecanje/dogadjaj/288/rezultati</text:p></text:note-body></text:note></text:span><text:span text:style-name="T242"> (sve je to organizirao Infokup), u srednjoj školi sam se, kad sam bio 3. razred, natjecao na HONI-ju, te sam osvojio 15. mjesto</text:span><text:span text:style-name="T242"><text:note text:id="ftn38" text:note-class="footnote"><text:note-citation>38</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42">. 2019. godine sam, kao student prve godine, sudjelovao na STEM Games natjecanju iz programiranja, na kojem je moja ekipa osvojila 7. mjesto</text:span><text:span text:style-name="T242"><text:note text:id="ftn39" text:note-class="footnote"><text:note-citation>39</text:note-citation><text:note-body><text:p text:style-name="Footnote">https://stemgames.hr/wp-content/uploads/2019/05/SG-Rezultati-2019-znanje-T.pdf</text:p></text:note-body></text:note></text:span><text:span text:style-name="T242">. Osim na natjecanjima iz informatike, sudjelovao sam, kad sam bio 2. razred srednje škole, i na AZOO-vom državnom natjecanju iz latinskog jezika, gdje sam osvojio 7. mjesto</text:span><text:span text:style-name="T242"><text:note text:id="ftn40" text:note-class="footnote"><text:note-citation>40</text:note-citation><text:note-body><text:p text:style-name="Footnote">https://www.azoo.hr/images/rezultati_klas_jezici_lat_gimnazije2016.pdf</text:p></text:note-body></text:note></text:span><text:span text:style-name="T242">.</text:span></text:p>
      <text:p text:style-name="P41"><text:span text:style-name="T257">Kad sam bio gimnazijalac, i</text:span><text:span text:style-name="T242">zdavačka kuća Panon izdala mi je knjigu pod naslovom </text:span><text:span text:style-name="T243">Jezici za gimnazijalce</text:span><text:span text:style-name="T243"><text:note text:id="ftn41" text:note-class="footnote"><text:note-citation>41</text:note-citation><text:note-body><text:p text:style-name="Footnote">http://www.glas-slavonije.hr/365330/3/Gimnazijalac-Teo-napisao--i-objavio-knjigu-o-jeziku</text:p></text:note-body></text:note></text:span><text:span text:style-name="T243">.</text:span><text:span text:style-name="T251"> </text:span><text:span text:style-name="T252">Knjiga</text:span><text:span text:style-name="T248"> Jezici za gimnazijalce</text:span><text:span text:style-name="T252"> ima dva dijela, prvi je o povijesnoj lingvistici, a drugi o vezi programskih i prirodnih jezika. </text:span><text:span text:style-name="T253">Naravno, sada i o jednom i o drugom znam mnogo više nego što sam znao kad sam pisao tu knjigu.</text:span><text:span text:style-name="T244"> </text:span><text:span text:style-name="T259">Ka</text:span><text:span text:style-name="T260">d sam bio</text:span><text:span text:style-name="T258"> student prve godine,</text:span><text:span text:style-name="T242"> sudjelovao </text:span><text:span text:style-name="T259">sam</text:span><text:span text:style-name="T242"> na konferenciji </text:span><text:span text:style-name="T243">Kopački Rit, Jučer, Danas, Sutra</text:span><text:span text:style-name="T242"> s prezentacijom </text:span><text:span text:style-name="T243">Toponimija Baranje u svjetlu novih promišljanja</text:span><text:span text:style-name="T243"><text:note text:id="ftn42" text:note-class="footnote"><text:note-citation>42</text:note-citation><text:note-body><text:p text:style-name="Footnote">https://bib.irb.hr/datoteka/957836.Kopacki.pdf</text:p></text:note-body></text:note></text:span><text:span text:style-name="T242">. 2022. godine napisao sam tekst </text:span><text:span text:style-name="T250">Etimologija Karašica</text:span><text:span text:style-name="T261">,</text:span><text:span text:style-name="T242"> o ideji da je to k-r što se ponavlja u nazivima rijeka u Hrvatskoj (Krka, Korana, Kravarščica, Krbavica, Krapina, dvije Karašice) </text:span><text:span text:style-name="T255">bila</text:span><text:span text:style-name="T242"> </text:span><text:span text:style-name="T255">ilirska riječ za</text:span><text:span text:style-name="T242"> </text:span><text:span text:style-name="T244">teći</text:span><text:span text:style-name="T251"> </text:span><text:span text:style-name="T252">(da je ilirska riječ za </text:span><text:span text:style-name="T248">teći</text:span><text:span text:style-name="T252"> bila </text:span><text:span text:style-name="T248">*karr</text:span><text:span text:style-name="T310">~kurr</text:span><text:span text:style-name="T312">, </text:span><text:span text:style-name="T252">recimo, da </text:span><text:span text:style-name="T254">ime</text:span><text:span text:style-name="T248"> </text:span><text:span text:style-name="T249">Karašica</text:span><text:span text:style-name="T252"> dolazi od ne</text:span><text:span text:style-name="T254">potvrđenog ilirskog imena koje se može rekonstruirati</text:span><text:span text:style-name="T252"> ili </text:span><text:span text:style-name="T254">kao</text:span><text:span text:style-name="T252"> </text:span><text:span text:style-name="T248">*Kurrurrissia</text:span><text:span text:style-name="T252"> ili </text:span><text:span text:style-name="T254">kao</text:span><text:span text:style-name="T252"> </text:span><text:span text:style-name="T248">*Kurrirrissia</text:span><text:span text:style-name="T252">, a </text:span><text:span text:style-name="T254">ime</text:span><text:span text:style-name="T252"> </text:span><text:span text:style-name="T248">Krapina</text:span><text:span text:style-name="T252"> </text:span><text:span text:style-name="T254">od</text:span><text:span text:style-name="T252"> </text:span><text:span text:style-name="T248">*Kurrippuppona</text:span><text:span text:style-name="T252"> ili </text:span><text:span text:style-name="T248">*Karpona</text:span><text:span text:style-name="T252">, i tako dalje)</text:span><text:span text:style-name="T251">, on je objavljen u Valpovačkom godišnjaku</text:span><text:span text:style-name="T251"><text:note text:id="ftn43" text:note-class="footnote"><text:note-citation>43</text:note-citation><text:note-body><text:p text:style-name="Footnote"><text:a xlink:type="simple" xlink:href="http://www.glas-slavonije.hr/vijest.aspx?id=498689" text:style-name="Internet_20_link" text:visited-style-name="Visited_20_Internet_20_Link"><text:span text:style-name="Internet_20_link"><text:span text:style-name="T313">http://www.glas-slavonije.hr/vijest.aspx?id=498689</text:span></text:span></text:a></text:p></text:note-body></text:note></text:span><text:span text:style-name="T251">, na mojoj web-stranici</text:span><text:span text:style-name="T251"><text:note text:id="ftn44" text:note-class="footnote"><text:note-citation>44</text:note-citation><text:note-body><text:p text:style-name="P68">https://flatassembler.github.io/Karasica.doc</text:p></text:note-body></text:note></text:span><text:span text:style-name="T251">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70">Govorim hrvatski (izvorni govornik), engleski (vjerojatno C1 razina), latinski (vjerojatno B2 razina<text:note text:id="ftn45" text:note-class="footnote"><text:note-citation>45</text:note-citation><text:note-body><text:p text:style-name="P69">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67">Upisao sam 2018. godine FERIT u Osijeku, smjer Računarstvo, i trenutno sam student treće godine.</text:p>
      <text:p text:style-name="P67"><text:soft-page-break/><draw:frame draw:style-name="fr3"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7-20T12:54:48.224000000</dc:date>
    <meta:editing-duration>P1DT4H23M16S</meta:editing-duration>
    <meta:editing-cycles>260</meta:editing-cycles>
    <meta:generator>LibreOffice/7.5.3.2$Windows_X86_64 LibreOffice_project/9f56dff12ba03b9acd7730a5a481eea045e468f3</meta:generator>
    <meta:document-statistic meta:table-count="2" meta:image-count="10" meta:object-count="0" meta:page-count="26" meta:paragraph-count="209" meta:word-count="14456" meta:character-count="95161" meta:non-whitespace-character-count="80905"/>
  </office:meta>
</office:document-meta>
</file>